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09mm"/>
    </style:style>
    <style:style style:name="co2" style:family="table-column">
      <style:table-column-properties fo:break-before="auto" style:column-width="38.77mm"/>
    </style:style>
    <style:style style:name="co3" style:family="table-column">
      <style:table-column-properties fo:break-before="auto" style:column-width="26.3mm"/>
    </style:style>
    <style:style style:name="co4" style:family="table-column">
      <style:table-column-properties fo:break-before="auto" style:column-width="27.98mm"/>
    </style:style>
    <style:style style:name="co5" style:family="table-column">
      <style:table-column-properties fo:break-before="auto" style:column-width="33.74mm"/>
    </style:style>
    <style:style style:name="co6" style:family="table-column">
      <style:table-column-properties fo:break-before="auto" style:column-width="45.86mm"/>
    </style:style>
    <style:style style:name="co7" style:family="table-column">
      <style:table-column-properties fo:break-before="auto" style:column-width="42.49mm"/>
    </style:style>
    <style:style style:name="co8" style:family="table-column">
      <style:table-column-properties fo:break-before="auto" style:column-width="25.65mm"/>
    </style:style>
    <style:style style:name="co9" style:family="table-column">
      <style:table-column-properties fo:break-before="auto" style:column-width="37.43mm"/>
    </style:style>
    <style:style style:name="co10" style:family="table-column">
      <style:table-column-properties fo:break-before="auto" style:column-width="23.94mm"/>
    </style:style>
    <style:style style:name="co11" style:family="table-column">
      <style:table-column-properties fo:break-before="auto" style:column-width="31.7mm"/>
    </style:style>
    <style:style style:name="co12" style:family="table-column">
      <style:table-column-properties fo:break-before="auto" style:column-width="39.14mm"/>
    </style:style>
    <style:style style:name="co13" style:family="table-column">
      <style:table-column-properties fo:break-before="auto" style:column-width="29mm"/>
    </style:style>
    <style:style style:name="co14" style:family="table-column">
      <style:table-column-properties fo:break-before="auto" style:column-width="36.44mm"/>
    </style:style>
    <style:style style:name="co15" style:family="table-column">
      <style:table-column-properties fo:break-before="auto" style:column-width="36.76mm"/>
    </style:style>
    <style:style style:name="co16" style:family="table-column">
      <style:table-column-properties fo:break-before="auto" style:column-width="44.17mm"/>
    </style:style>
    <style:style style:name="co17" style:family="table-column">
      <style:table-column-properties fo:break-before="auto" style:column-width="42.83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36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6.76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14.23mm" fo:break-before="auto" style:use-optimal-row-height="false"/>
    </style:style>
    <style:style style:name="ro10" style:family="table-row">
      <style:table-row-properties style:row-height="13.11mm" fo:break-before="auto" style:use-optimal-row-height="false"/>
    </style:style>
    <style:style style:name="ro11" style:family="table-row">
      <style:table-row-properties style:row-height="5.96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8.15mm" fo:break-before="auto" style:use-optimal-row-height="false"/>
    </style:style>
    <style:style style:name="ro14" style:family="table-row">
      <style:table-row-properties style:row-height="7.55mm" fo:break-before="auto" style:use-optimal-row-height="false"/>
    </style:style>
    <style:style style:name="ro15" style:family="table-row">
      <style:table-row-properties style:row-height="7.81mm" fo:break-before="auto" style:use-optimal-row-height="false"/>
    </style:style>
    <style:style style:name="ro16" style:family="table-row">
      <style:table-row-properties style:row-height="8.47mm" fo:break-before="auto" style:use-optimal-row-height="false"/>
    </style:style>
    <style:style style:name="ro17" style:family="table-row">
      <style:table-row-properties style:row-height="8.08mm" fo:break-before="auto" style:use-optimal-row-height="false"/>
    </style:style>
    <style:style style:name="ro18" style:family="table-row">
      <style:table-row-properties style:row-height="9.14mm" fo:break-before="auto" style:use-optimal-row-height="false"/>
    </style:style>
    <style:style style:name="ro19" style:family="table-row">
      <style:table-row-properties style:row-height="6.35mm" fo:break-before="auto" style:use-optimal-row-height="false"/>
    </style:style>
    <style:style style:name="ro20" style:family="table-row">
      <style:table-row-properties style:row-height="7.09mm" fo:break-before="auto" style:use-optimal-row-height="false"/>
    </style:style>
    <style:style style:name="ro21" style:family="table-row">
      <style:table-row-properties style:row-height="1.13mm" fo:break-before="auto" style:use-optimal-row-height="false"/>
    </style:style>
    <style:style style:name="ro22" style:family="table-row">
      <style:table-row-properties style:row-height="5.7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9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" style:family="table-cell" style:parent-style-name="一般_5f_速報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4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 style:data-style-name="N15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size-asian="17pt" style:font-style-asian="normal" style:font-weight-asian="normal" style:font-name-complex="標楷體" style:font-size-complex="17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0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Excel_5f_BuiltIn_5f_Comma_5f_0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5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Excel_5f_BuiltIn_5f_Comma_5f_0" style:data-style-name="N15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Excel_5f_BuiltIn_5f_Comma_5f_0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Default" style:data-style-name="N15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Default" style:data-style-name="N15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name-complex="標楷體" style:font-size-complex="1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 style:data-style-name="N149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6" style:family="table-cell" style:parent-style-name="千分位_5b_0_5d__5f_96-09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2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6" style:family="table-cell" style:parent-style-name="一般_5f_速報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9" style:family="table-cell" style:parent-style-name="Excel_5f_BuiltIn_5f_Comma" style:data-style-name="N149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0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1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Excel_5f_BuiltIn_5f_Comma" style:data-style-name="N15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3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4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5" style:family="table-cell" style:parent-style-name="千分位_5b_0_5d__5f_96-09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6" style:family="table-cell" style:parent-style-name="Excel_5f_BuiltIn_5f_Comma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1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name-complex="新細明體" style:font-size-asian="13pt" style:font-size-complex="13pt" style:font-weight-asian="normal" style:font-weight-complex="normal" style:font-style-asian="normal" style:font-name="新細明體"/>
    </style:style>
    <style:style style:name="T2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size-asian="13pt" style:font-size-complex="13pt" style:font-weight-asian="normal" style:font-weight-complex="normal" style:font-style-asian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3" table:default-cell-style-name="ce12"/>
        <table:table-column table:style-name="co6" table:default-cell-style-name="ce12"/>
        <table:table-column table:style-name="co7" table:default-cell-style-name="ce12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3" table:default-cell-style-name="ce12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2">
          <table:table-cell table:style-name="ce2"/>
          <table:table-cell table:style-name="ce14"/>
          <table:table-cell table:style-name="ce27" table:number-columns-repeated="8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65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5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49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6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0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104" calcext:value-type="float">
            <text:p><text:s text:c="3"/>143,104</text:p>
          </table:table-cell>
          <table:table-cell table:style-name="ce42" office:value-type="float" office:value="6369768" calcext:value-type="float">
            <text:p><text:s text:c="3"/>6,369,768</text:p>
          </table:table-cell>
          <table:table-cell table:style-name="ce42" office:value-type="float" office:value="21928591" calcext:value-type="float">
            <text:p><text:s text:c="3"/>21,928,591</text:p>
          </table:table-cell>
          <table:table-cell table:style-name="ce30" office:value-type="float" office:value="11243408" calcext:value-type="float">
            <text:p><text:s text:c="3"/>11,243,408</text:p>
          </table:table-cell>
          <table:table-cell table:style-name="ce39" office:value-type="float" office:value="10685183" calcext:value-type="float">
            <text:p><text:s text:c="3"/>10,685,183</text:p>
          </table:table-cell>
          <table:table-cell table:style-name="ce51" office:value-type="float" office:value="105.22" calcext:value-type="float">
            <text:p><text:s text:c="3"/>105.22</text:p>
          </table:table-cell>
          <table:table-cell table:style-name="ce51" office:value-type="float" office:value="605.96" calcext:value-type="float">
            <text:p><text:s text:c="3"/>605.96</text:p>
          </table:table-cell>
          <table:table-cell table:style-name="ce66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8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5" calcext:value-type="float">
            <text:p><text:s text:c="3"/>7,755</text:p>
          </table:table-cell>
          <table:table-cell table:style-name="ce31" office:value-type="float" office:value="143471" calcext:value-type="float">
            <text:p><text:s text:c="3"/>143,471</text:p>
          </table:table-cell>
          <table:table-cell table:style-name="ce43" office:value-type="float" office:value="6532466" calcext:value-type="float">
            <text:p><text:s text:c="3"/>6,532,466</text:p>
          </table:table-cell>
          <table:table-cell table:style-name="ce42" office:value-type="float" office:value="22092387" calcext:value-type="float">
            <text:p><text:s text:c="3"/>22,092,387</text:p>
          </table:table-cell>
          <table:table-cell table:style-name="ce47" office:value-type="float" office:value="11312728" calcext:value-type="float">
            <text:p><text:s text:c="3"/>11,312,728</text:p>
          </table:table-cell>
          <table:table-cell table:style-name="ce44" office:value-type="float" office:value="10779659" calcext:value-type="float">
            <text:p><text:s text:c="3"/>10,779,659</text:p>
          </table:table-cell>
          <table:table-cell table:style-name="ce51" office:value-type="float" office:value="104.95" calcext:value-type="float">
            <text:p><text:s text:c="3"/>104.95</text:p>
          </table:table-cell>
          <table:table-cell table:style-name="ce51" office:value-type="float" office:value="610.49" calcext:value-type="float">
            <text:p><text:s text:c="3"/>610.49</text:p>
          </table:table-cell>
          <table:table-cell table:style-name="ce66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9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6" calcext:value-type="float">
            <text:p><text:s text:c="3"/>7,756</text:p>
          </table:table-cell>
          <table:table-cell table:style-name="ce31" office:value-type="float" office:value="144112" calcext:value-type="float">
            <text:p><text:s text:c="3"/>144,112</text:p>
          </table:table-cell>
          <table:table-cell table:style-name="ce44" office:value-type="float" office:value="6681685" calcext:value-type="float">
            <text:p><text:s text:c="3"/>6,681,685</text:p>
          </table:table-cell>
          <table:table-cell table:style-name="ce42" office:value-type="float" office:value="22276672" calcext:value-type="float">
            <text:p><text:s text:c="3"/>22,276,672</text:p>
          </table:table-cell>
          <table:table-cell table:style-name="ce47" office:value-type="float" office:value="11392050" calcext:value-type="float">
            <text:p><text:s text:c="3"/>11,392,050</text:p>
          </table:table-cell>
          <table:table-cell table:style-name="ce44" office:value-type="float" office:value="10884622" calcext:value-type="float">
            <text:p><text:s text:c="3"/>10,884,622</text:p>
          </table:table-cell>
          <table:table-cell table:style-name="ce51" office:value-type="float" office:value="104.66" calcext:value-type="float">
            <text:p><text:s text:c="3"/>104.66</text:p>
          </table:table-cell>
          <table:table-cell table:style-name="ce51" office:value-type="float" office:value="615.58" calcext:value-type="float">
            <text:p><text:s text:c="3"/>615.58</text:p>
          </table:table-cell>
          <table:table-cell table:style-name="ce66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0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75" calcext:value-type="float">
            <text:p><text:s text:c="3"/>7,775</text:p>
          </table:table-cell>
          <table:table-cell table:style-name="ce39" office:value-type="float" office:value="145196" calcext:value-type="float">
            <text:p><text:s text:c="3"/>145,196</text:p>
          </table:table-cell>
          <table:table-cell table:style-name="ce30" office:value-type="float" office:value="6802281" calcext:value-type="float">
            <text:p><text:s text:c="3"/>6,802,281</text:p>
          </table:table-cell>
          <table:table-cell table:style-name="ce42" office:value-type="float" office:value="22405568" calcext:value-type="float">
            <text:p><text:s text:c="3"/>22,405,568</text:p>
          </table:table-cell>
          <table:table-cell table:style-name="ce30" office:value-type="float" office:value="11441651" calcext:value-type="float">
            <text:p><text:s text:c="3"/>11,441,651</text:p>
          </table:table-cell>
          <table:table-cell table:style-name="ce39" office:value-type="float" office:value="10963917" calcext:value-type="float">
            <text:p><text:s text:c="3"/>10,963,917</text:p>
          </table:table-cell>
          <table:table-cell table:style-name="ce51" office:value-type="float" office:value="104.36" calcext:value-type="float">
            <text:p><text:s text:c="3"/>104.36</text:p>
          </table:table-cell>
          <table:table-cell table:style-name="ce51" office:value-type="float" office:value="619.14" calcext:value-type="float">
            <text:p><text:s text:c="3"/>619.14</text:p>
          </table:table-cell>
          <table:table-cell table:style-name="ce66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1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9" office:value-type="float" office:value="146266" calcext:value-type="float">
            <text:p><text:s text:c="3"/>146,266</text:p>
          </table:table-cell>
          <table:table-cell table:style-name="ce30" office:value-type="float" office:value="6925019" calcext:value-type="float">
            <text:p><text:s text:c="3"/>6,925,019</text:p>
          </table:table-cell>
          <table:table-cell table:style-name="ce42" office:value-type="float" office:value="22520776" calcext:value-type="float">
            <text:p><text:s text:c="3"/>22,520,776</text:p>
          </table:table-cell>
          <table:table-cell table:style-name="ce30" office:value-type="float" office:value="11485409" calcext:value-type="float">
            <text:p><text:s text:c="3"/>11,485,409</text:p>
          </table:table-cell>
          <table:table-cell table:style-name="ce39" office:value-type="float" office:value="11035367" calcext:value-type="float">
            <text:p><text:s text:c="3"/>11,035,367</text:p>
          </table:table-cell>
          <table:table-cell table:style-name="ce51" office:value-type="float" office:value="104.08" calcext:value-type="float">
            <text:p><text:s text:c="3"/>104.08</text:p>
          </table:table-cell>
          <table:table-cell table:style-name="ce51" office:value-type="float" office:value="622.33" calcext:value-type="float">
            <text:p><text:s text:c="3"/>622.33</text:p>
          </table:table-cell>
          <table:table-cell table:style-name="ce66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2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9" calcext:value-type="float">
            <text:p><text:s text:c="3"/>369</text:p>
          </table:table-cell>
          <table:table-cell table:style-name="ce32" office:value-type="float" office:value="7809" calcext:value-type="float">
            <text:p><text:s text:c="3"/>7,809</text:p>
          </table:table-cell>
          <table:table-cell table:style-name="ce32" office:value-type="float" office:value="145971" calcext:value-type="float">
            <text:p><text:s text:c="3"/>145,971</text:p>
          </table:table-cell>
          <table:table-cell table:style-name="ce32" office:value-type="float" office:value="7047168" calcext:value-type="float">
            <text:p><text:s text:c="3"/>7,047,168</text:p>
          </table:table-cell>
          <table:table-cell table:style-name="ce32" office:value-type="float" office:value="22604550" calcext:value-type="float">
            <text:p><text:s text:c="3"/>22,604,550</text:p>
          </table:table-cell>
          <table:table-cell table:style-name="ce32" office:value-type="float" office:value="11515062" calcext:value-type="float">
            <text:p><text:s text:c="3"/>11,515,062</text:p>
          </table:table-cell>
          <table:table-cell table:style-name="ce32" office:value-type="float" office:value="11089488" calcext:value-type="float">
            <text:p><text:s text:c="3"/>11,089,488</text:p>
          </table:table-cell>
          <table:table-cell table:style-name="ce52" office:value-type="float" office:value="103.84" calcext:value-type="float">
            <text:p><text:s text:c="3"/>103.84</text:p>
          </table:table-cell>
          <table:table-cell table:style-name="ce52" office:value-type="float" office:value="624.64" calcext:value-type="float">
            <text:p><text:s text:c="3"/>624.64</text:p>
          </table:table-cell>
          <table:table-cell table:style-name="ce67" office:value-type="float" office:value="3.21" calcext:value-type="float">
            <text:p><text:s text:c="3"/>3.2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3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10" calcext:value-type="float">
            <text:p><text:s text:c="3"/>7,810</text:p>
          </table:table-cell>
          <table:table-cell table:style-name="ce33" office:value-type="float" office:value="146225" calcext:value-type="float">
            <text:p><text:s text:c="3"/>146,225</text:p>
          </table:table-cell>
          <table:table-cell table:style-name="ce33" office:value-type="float" office:value="7179943" calcext:value-type="float">
            <text:p><text:s text:c="3"/>7,179,943</text:p>
          </table:table-cell>
          <table:table-cell table:style-name="ce33" office:value-type="float" office:value="22689122" calcext:value-type="float">
            <text:p><text:s text:c="3"/>22,689,122</text:p>
          </table:table-cell>
          <table:table-cell table:style-name="ce33" office:value-type="float" office:value="11541585" calcext:value-type="float">
            <text:p><text:s text:c="3"/>11,541,585</text:p>
          </table:table-cell>
          <table:table-cell table:style-name="ce33" office:value-type="float" office:value="11147537" calcext:value-type="float">
            <text:p><text:s text:c="3"/>11,147,537</text:p>
          </table:table-cell>
          <table:table-cell table:style-name="ce52" office:value-type="float" office:value="103.53" calcext:value-type="float">
            <text:p><text:s text:c="3"/>103.53</text:p>
          </table:table-cell>
          <table:table-cell table:style-name="ce52" office:value-type="float" office:value="626.98" calcext:value-type="float">
            <text:p><text:s text:c="3"/>626.98</text:p>
          </table:table-cell>
          <table:table-cell table:style-name="ce68" office:value-type="float" office:value="3.16" calcext:value-type="float">
            <text:p><text:s text:c="3"/>3.1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4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3" calcext:value-type="float">
            <text:p><text:s text:c="3"/>7,833</text:p>
          </table:table-cell>
          <table:table-cell table:style-name="ce32" office:value-type="float" office:value="146967" calcext:value-type="float">
            <text:p><text:s text:c="3"/>146,967</text:p>
          </table:table-cell>
          <table:table-cell table:style-name="ce32" office:value-type="float" office:value="7292879" calcext:value-type="float">
            <text:p><text:s text:c="3"/>7,292,879</text:p>
          </table:table-cell>
          <table:table-cell table:style-name="ce33" office:value-type="float" office:value="22770383" calcext:value-type="float">
            <text:p><text:s text:c="3"/>22,770,383</text:p>
          </table:table-cell>
          <table:table-cell table:style-name="ce32" office:value-type="float" office:value="11562440" calcext:value-type="float">
            <text:p><text:s text:c="3"/>11,562,440</text:p>
          </table:table-cell>
          <table:table-cell table:style-name="ce32" office:value-type="float" office:value="11207943" calcext:value-type="float">
            <text:p><text:s text:c="3"/>11,207,943</text:p>
          </table:table-cell>
          <table:table-cell table:style-name="ce52" office:value-type="float" office:value="103.16" calcext:value-type="float">
            <text:p><text:s text:c="3"/>103.16</text:p>
          </table:table-cell>
          <table:table-cell table:style-name="ce52" office:value-type="float" office:value="629.22" calcext:value-type="float">
            <text:p><text:s text:c="3"/>629.22</text:p>
          </table:table-cell>
          <table:table-cell table:style-name="ce68" office:value-type="float" office:value="3.12" calcext:value-type="float">
            <text:p><text:s text:c="3"/>3.12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5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8" calcext:value-type="float">
            <text:p><text:s text:c="3"/>7,828</text:p>
          </table:table-cell>
          <table:table-cell table:style-name="ce32" office:value-type="float" office:value="147134" calcext:value-type="float">
            <text:p><text:s text:c="3"/>147,134</text:p>
          </table:table-cell>
          <table:table-cell table:style-name="ce32" office:value-type="float" office:value="7394758" calcext:value-type="float">
            <text:p><text:s text:c="3"/>7,394,758</text:p>
          </table:table-cell>
          <table:table-cell table:style-name="ce33" office:value-type="float" office:value="22876527" calcext:value-type="float">
            <text:p><text:s text:c="3"/>22,876,527</text:p>
          </table:table-cell>
          <table:table-cell table:style-name="ce32" office:value-type="float" office:value="11591707" calcext:value-type="float">
            <text:p><text:s text:c="3"/>11,591,707</text:p>
          </table:table-cell>
          <table:table-cell table:style-name="ce32" office:value-type="float" office:value="11284820" calcext:value-type="float">
            <text:p><text:s text:c="3"/>11,284,820</text:p>
          </table:table-cell>
          <table:table-cell table:style-name="ce52" office:value-type="float" office:value="102.72" calcext:value-type="float">
            <text:p><text:s text:c="3"/>102.72</text:p>
          </table:table-cell>
          <table:table-cell table:style-name="ce52" office:value-type="float" office:value="632.16" calcext:value-type="float">
            <text:p><text:s text:c="3"/>632.16</text:p>
          </table:table-cell>
          <table:table-cell table:style-name="ce67" office:value-type="float" office:value="3.09" calcext:value-type="float">
            <text:p><text:s text:c="3"/>3.09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6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6" calcext:value-type="float">
            <text:p><text:s text:c="3"/>7,826</text:p>
          </table:table-cell>
          <table:table-cell table:style-name="ce32" office:value-type="float" office:value="147342" calcext:value-type="float">
            <text:p><text:s text:c="3"/>147,342</text:p>
          </table:table-cell>
          <table:table-cell table:style-name="ce32" office:value-type="float" office:value="7512449" calcext:value-type="float">
            <text:p><text:s text:c="3"/>7,512,449</text:p>
          </table:table-cell>
          <table:table-cell table:style-name="ce33" office:value-type="float" office:value="22958360" calcext:value-type="float">
            <text:p><text:s text:c="3"/>22,958,360</text:p>
          </table:table-cell>
          <table:table-cell table:style-name="ce32" office:value-type="float" office:value="11608767" calcext:value-type="float">
            <text:p><text:s text:c="3"/>11,608,767</text:p>
          </table:table-cell>
          <table:table-cell table:style-name="ce32" office:value-type="float" office:value="11349593" calcext:value-type="float">
            <text:p><text:s text:c="3"/>11,349,593</text:p>
          </table:table-cell>
          <table:table-cell table:style-name="ce52" office:value-type="float" office:value="102.28" calcext:value-type="float">
            <text:p><text:s text:c="3"/>102.28</text:p>
          </table:table-cell>
          <table:table-cell table:style-name="ce52" office:value-type="float" office:value="634.39" calcext:value-type="float">
            <text:p><text:s text:c="3"/>634.39</text:p>
          </table:table-cell>
          <table:table-cell table:style-name="ce67" office:value-type="float" office:value="3.06" calcext:value-type="float">
            <text:p><text:s text:c="3"/>3.0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7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91" calcext:value-type="float">
            <text:p><text:s text:c="3"/>147,591</text:p>
          </table:table-cell>
          <table:table-cell table:style-name="ce32" office:value-type="float" office:value="7655772" calcext:value-type="float">
            <text:p><text:s text:c="3"/>7,655,772</text:p>
          </table:table-cell>
          <table:table-cell table:style-name="ce33" office:value-type="float" office:value="23037031" calcext:value-type="float">
            <text:p><text:s text:c="3"/>23,037,031</text:p>
          </table:table-cell>
          <table:table-cell table:style-name="ce32" office:value-type="float" office:value="11626351" calcext:value-type="float">
            <text:p><text:s text:c="3"/>11,626,351</text:p>
          </table:table-cell>
          <table:table-cell table:style-name="ce32" office:value-type="float" office:value="11410680" calcext:value-type="float">
            <text:p><text:s text:c="3"/>11,410,680</text:p>
          </table:table-cell>
          <table:table-cell table:style-name="ce52" office:value-type="float" office:value="101.89" calcext:value-type="float">
            <text:p><text:s text:c="3"/>101.89</text:p>
          </table:table-cell>
          <table:table-cell table:style-name="ce52" office:value-type="float" office:value="636.57" calcext:value-type="float">
            <text:p><text:s text:c="3"/>636.57</text:p>
          </table:table-cell>
          <table:table-cell table:style-name="ce67" office:value-type="float" office:value="3.01" calcext:value-type="float">
            <text:p><text:s text:c="3"/>3.0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8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4" calcext:value-type="float">
            <text:p><text:s text:c="3"/>7,834</text:p>
          </table:table-cell>
          <table:table-cell table:style-name="ce32" office:value-type="float" office:value="147863" calcext:value-type="float">
            <text:p><text:s text:c="3"/>147,863</text:p>
          </table:table-cell>
          <table:table-cell table:style-name="ce32" office:value-type="float" office:value="7805834" calcext:value-type="float">
            <text:p><text:s text:c="3"/>7,805,834</text:p>
          </table:table-cell>
          <table:table-cell table:style-name="ce33" office:value-type="float" office:value="23119772" calcext:value-type="float">
            <text:p><text:s text:c="3"/>23,119,772</text:p>
          </table:table-cell>
          <table:table-cell table:style-name="ce32" office:value-type="float" office:value="11636734" calcext:value-type="float">
            <text:p><text:s text:c="3"/>11,636,734</text:p>
          </table:table-cell>
          <table:table-cell table:style-name="ce32" office:value-type="float" office:value="11483038" calcext:value-type="float">
            <text:p><text:s text:c="3"/>11,483,038</text:p>
          </table:table-cell>
          <table:table-cell table:style-name="ce52" office:value-type="float" office:value="101.34" calcext:value-type="float">
            <text:p><text:s text:c="3"/>101.34</text:p>
          </table:table-cell>
          <table:table-cell table:style-name="ce52" office:value-type="float" office:value="638.82" calcext:value-type="float">
            <text:p><text:s text:c="3"/>638.82</text:p>
          </table:table-cell>
          <table:table-cell table:style-name="ce67" office:value-type="float" office:value="2.96" calcext:value-type="float">
            <text:p><text:s text:c="3"/>2.9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9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937024" calcext:value-type="float">
            <text:p><text:s text:c="3"/>7,937,024</text:p>
          </table:table-cell>
          <table:table-cell table:style-name="ce33" office:value-type="float" office:value="23162123" calcext:value-type="float">
            <text:p><text:s text:c="3"/>23,162,123</text:p>
          </table:table-cell>
          <table:table-cell table:style-name="ce32" office:value-type="float" office:value="11635225" calcext:value-type="float">
            <text:p><text:s text:c="3"/>11,635,225</text:p>
          </table:table-cell>
          <table:table-cell table:style-name="ce32" office:value-type="float" office:value="11526898" calcext:value-type="float">
            <text:p><text:s text:c="3"/>11,526,898</text:p>
          </table:table-cell>
          <table:table-cell table:style-name="ce52" office:value-type="float" office:value="100.94" calcext:value-type="float">
            <text:p><text:s text:c="3"/>100.94</text:p>
          </table:table-cell>
          <table:table-cell table:style-name="ce52" office:value-type="float" office:value="639.99" calcext:value-type="float">
            <text:p><text:s text:c="3"/>639.99</text:p>
          </table:table-cell>
          <table:table-cell table:style-name="ce67" office:value-type="float" office:value="2.92" calcext:value-type="float">
            <text:p><text:s text:c="3"/>2.92</text:p>
          </table:table-cell>
          <table:table-cell table:style-name="ce78" table:number-columns-repeated="1012"/>
        </table:table-row>
        <table:table-row table:style-name="ro5">
          <table:table-cell table:style-name="ce6" office:value-type="string" calcext:value-type="string">
            <text:p>100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7828" calcext:value-type="float">
            <text:p><text:s text:c="3"/>147,828</text:p>
          </table:table-cell>
          <table:table-cell table:style-name="ce30" office:value-type="float" office:value="8057761" calcext:value-type="float">
            <text:p><text:s text:c="3"/>8,057,761</text:p>
          </table:table-cell>
          <table:table-cell table:style-name="ce42" office:value-type="float" office:value="23224912" calcext:value-type="float">
            <text:p><text:s text:c="3"/>23,224,912</text:p>
          </table:table-cell>
          <table:table-cell table:style-name="ce30" office:value-type="float" office:value="11645674" calcext:value-type="float">
            <text:p><text:s text:c="3"/>11,645,674</text:p>
          </table:table-cell>
          <table:table-cell table:style-name="ce30" office:value-type="float" office:value="11579238" calcext:value-type="float">
            <text:p><text:s text:c="3"/>11,579,238</text:p>
          </table:table-cell>
          <table:table-cell table:style-name="ce53" office:value-type="float" office:value="100.57" calcext:value-type="float">
            <text:p><text:s text:c="3"/>100.57</text:p>
          </table:table-cell>
          <table:table-cell table:style-name="ce53" office:value-type="float" office:value="641.7" calcext:value-type="float">
            <text:p><text:s text:c="3"/>641.70</text:p>
          </table:table-cell>
          <table:table-cell table:style-name="ce69" office:value-type="float" office:value="2.88" calcext:value-type="float">
            <text:p><text:s text:c="3"/>2.88</text:p>
          </table:table-cell>
          <table:table-cell table:style-name="ce79" table:number-columns-repeated="1012"/>
        </table:table-row>
        <table:table-row table:style-name="ro5">
          <table:table-cell table:style-name="ce6" office:value-type="string" calcext:value-type="string">
            <text:p>101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8358" calcext:value-type="float">
            <text:p><text:s text:c="3"/>148,358</text:p>
          </table:table-cell>
          <table:table-cell table:style-name="ce30" office:value-type="float" office:value="8186432" calcext:value-type="float">
            <text:p><text:s text:c="3"/>8,186,432</text:p>
          </table:table-cell>
          <table:table-cell table:style-name="ce42" office:value-type="float" office:value="23315822" calcext:value-type="float">
            <text:p><text:s text:c="3"/>23,315,822</text:p>
          </table:table-cell>
          <table:table-cell table:style-name="ce30" office:value-type="float" office:value="11673319" calcext:value-type="float">
            <text:p><text:s text:c="3"/>11,673,319</text:p>
          </table:table-cell>
          <table:table-cell table:style-name="ce30" office:value-type="float" office:value="11642503" calcext:value-type="float">
            <text:p><text:s text:c="3"/>11,642,503</text:p>
          </table:table-cell>
          <table:table-cell table:style-name="ce54" office:value-type="float" office:value="100.26" calcext:value-type="float">
            <text:p><text:s text:c="3"/>100.26</text:p>
          </table:table-cell>
          <table:table-cell table:style-name="ce54" office:value-type="float" office:value="644.21" calcext:value-type="float">
            <text:p><text:s text:c="3"/>644.21</text:p>
          </table:table-cell>
          <table:table-cell table:style-name="ce69" office:value-type="float" office:value="2.85" calcext:value-type="float">
            <text:p><text:s text:c="3"/>2.85</text:p>
          </table:table-cell>
          <table:table-cell table:style-name="ce80"/>
          <table:table-cell table:style-name="ce79" table:number-columns-repeated="1011"/>
        </table:table-row>
        <table:table-row table:style-name="ro6">
          <table:table-cell table:style-name="ce6" office:value-type="string" calcext:value-type="string">
            <text:p>102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9" calcext:value-type="float">
            <text:p><text:s text:c="3"/>7,839</text:p>
          </table:table-cell>
          <table:table-cell table:style-name="ce30" office:value-type="float" office:value="148587" calcext:value-type="float">
            <text:p><text:s text:c="3"/>148,587</text:p>
          </table:table-cell>
          <table:table-cell table:style-name="ce30" office:value-type="float" office:value="8286260" calcext:value-type="float">
            <text:p><text:s text:c="3"/>8,286,260</text:p>
          </table:table-cell>
          <table:table-cell table:style-name="ce42" office:value-type="float" office:value="23373517" calcext:value-type="float">
            <text:p><text:s text:c="3"/>23,373,517</text:p>
          </table:table-cell>
          <table:table-cell table:style-name="ce30" office:value-type="float" office:value="11684674" calcext:value-type="float">
            <text:p><text:s text:c="3"/>11,684,674</text:p>
          </table:table-cell>
          <table:table-cell table:style-name="ce30" office:value-type="float" office:value="11688843" calcext:value-type="float">
            <text:p><text:s text:c="3"/>11,688,843</text:p>
          </table:table-cell>
          <table:table-cell table:style-name="ce54" office:value-type="float" office:value="99.96" calcext:value-type="float">
            <text:p><text:s text:c="3"/>99.96</text:p>
          </table:table-cell>
          <table:table-cell table:style-name="ce54" office:value-type="float" office:value="645.81" calcext:value-type="float">
            <text:p><text:s text:c="3"/>645.81</text:p>
          </table:table-cell>
          <table:table-cell table:style-name="ce69" office:value-type="float" office:value="2.82" calcext:value-type="float">
            <text:p><text:s text:c="3"/>2.82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3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785" calcext:value-type="float">
            <text:p><text:s text:c="3"/>147,785</text:p>
          </table:table-cell>
          <table:table-cell table:style-name="ce30" office:value-type="float" office:value="8382699" calcext:value-type="float">
            <text:p><text:s text:c="3"/>8,382,699</text:p>
          </table:table-cell>
          <table:table-cell table:style-name="ce42" office:value-type="float" office:value="23433753" calcext:value-type="float">
            <text:p><text:s text:c="3"/>23,433,753</text:p>
          </table:table-cell>
          <table:table-cell table:style-name="ce30" office:value-type="float" office:value="11697971" calcext:value-type="float">
            <text:p><text:s text:c="3"/>11,697,971</text:p>
          </table:table-cell>
          <table:table-cell table:style-name="ce30" office:value-type="float" office:value="11735782" calcext:value-type="float">
            <text:p><text:s text:c="3"/>11,735,782</text:p>
          </table:table-cell>
          <table:table-cell table:style-name="ce54" office:value-type="float" office:value="99.68" calcext:value-type="float">
            <text:p><text:s text:c="3"/>99.68</text:p>
          </table:table-cell>
          <table:table-cell table:style-name="ce54" office:value-type="float" office:value="647.47" calcext:value-type="float">
            <text:p><text:s text:c="3"/>647.47</text:p>
          </table:table-cell>
          <table:table-cell table:style-name="ce69" office:value-type="float" office:value="2.8" calcext:value-type="float">
            <text:p><text:s text:c="3"/>2.80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4 年</text:p>
          </table:table-cell>
          <table:table-cell table:style-name="ce19" office:value-type="float" office:value="36197.0669" calcext:value-type="float">
            <text:p><text:s text:c="3"/>36,197.0669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478" calcext:value-type="float">
            <text:p><text:s text:c="3"/>147,478</text:p>
          </table:table-cell>
          <table:table-cell table:style-name="ce30" office:value-type="float" office:value="8468978" calcext:value-type="float">
            <text:p><text:s text:c="3"/>8,468,978</text:p>
          </table:table-cell>
          <table:table-cell table:style-name="ce42" office:value-type="float" office:value="23492074" calcext:value-type="float">
            <text:p><text:s text:c="3"/>23,492,074</text:p>
          </table:table-cell>
          <table:table-cell table:style-name="ce30" office:value-type="float" office:value="11712047" calcext:value-type="float">
            <text:p><text:s text:c="3"/>11,712,047</text:p>
          </table:table-cell>
          <table:table-cell table:style-name="ce30" office:value-type="float" office:value="11780027" calcext:value-type="float">
            <text:p><text:s text:c="3"/>11,780,027</text:p>
          </table:table-cell>
          <table:table-cell table:style-name="ce54" office:value-type="float" office:value="99.4229215264108" calcext:value-type="float">
            <text:p><text:s text:c="3"/>99.42</text:p>
          </table:table-cell>
          <table:table-cell table:style-name="ce54" office:value-type="float" office:value="649" calcext:value-type="float">
            <text:p><text:s text:c="3"/>649.00</text:p>
          </table:table-cell>
          <table:table-cell table:style-name="ce69" office:value-type="float" office:value="2.77389715736657" calcext:value-type="float">
            <text:p><text:s text:c="3"/>2.77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8">
          <table:table-cell table:style-name="ce7" office:value-type="string" calcext:value-type="string">
            <text:p>105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373" calcext:value-type="float">
            <text:p><text:s text:c="3"/>147,373</text:p>
          </table:table-cell>
          <table:table-cell table:style-name="ce34" office:value-type="float" office:value="8561383" calcext:value-type="float">
            <text:p><text:s text:c="3"/>8,561,383</text:p>
          </table:table-cell>
          <table:table-cell table:style-name="ce34" office:value-type="float" office:value="23539816" calcext:value-type="float">
            <text:p><text:s text:c="3"/>23,539,816</text:p>
          </table:table-cell>
          <table:table-cell table:style-name="ce34" office:value-type="float" office:value="11719270" calcext:value-type="float">
            <text:p><text:s text:c="3"/>11,719,270</text:p>
          </table:table-cell>
          <table:table-cell table:style-name="ce34" office:value-type="float" office:value="11820546" calcext:value-type="float">
            <text:p><text:s text:c="3"/>11,820,546</text:p>
          </table:table-cell>
          <table:table-cell table:style-name="ce55" office:value-type="float" office:value="99.14" calcext:value-type="float">
            <text:p>99.14</text:p>
          </table:table-cell>
          <table:table-cell table:style-name="ce55" office:value-type="float" office:value="650.32" calcext:value-type="float">
            <text:p>650.32</text:p>
          </table:table-cell>
          <table:table-cell table:style-name="ce70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6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520" calcext:value-type="float">
            <text:p><text:s text:c="3"/>147,520</text:p>
          </table:table-cell>
          <table:table-cell table:style-name="ce34" office:value-type="float" office:value="8649000" calcext:value-type="float">
            <text:p><text:s text:c="3"/>8,649,000</text:p>
          </table:table-cell>
          <table:table-cell table:style-name="ce34" office:value-type="float" office:value="23571227" calcext:value-type="float">
            <text:p><text:s text:c="3"/>23,571,227</text:p>
          </table:table-cell>
          <table:table-cell table:style-name="ce34" office:value-type="float" office:value="11719580" calcext:value-type="float">
            <text:p><text:s text:c="3"/>11,719,580</text:p>
          </table:table-cell>
          <table:table-cell table:style-name="ce34" office:value-type="float" office:value="11851647" calcext:value-type="float">
            <text:p><text:s text:c="3"/>11,851,647</text:p>
          </table:table-cell>
          <table:table-cell table:style-name="ce55" office:value-type="float" office:value="98.89" calcext:value-type="float">
            <text:p>98.89</text:p>
          </table:table-cell>
          <table:table-cell table:style-name="ce55" office:value-type="float" office:value="651.19" calcext:value-type="float">
            <text:p>651.19</text:p>
          </table:table-cell>
          <table:table-cell table:style-name="ce70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3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2" calcext:value-type="float">
            <text:p><text:s text:c="3"/>7,852</text:p>
          </table:table-cell>
          <table:table-cell table:style-name="ce35" office:value-type="float" office:value="147435" calcext:value-type="float">
            <text:p><text:s text:c="3"/>147,435</text:p>
          </table:table-cell>
          <table:table-cell table:style-name="ce35" office:value-type="float" office:value="8578609" calcext:value-type="float">
            <text:p><text:s text:c="3"/>8,578,609</text:p>
          </table:table-cell>
          <table:table-cell table:style-name="ce35" office:value-type="float" office:value="23545680" calcext:value-type="float">
            <text:p><text:s text:c="3"/>23,545,680</text:p>
          </table:table-cell>
          <table:table-cell table:style-name="ce35" office:value-type="float" office:value="11718068" calcext:value-type="float">
            <text:p><text:s text:c="3"/>11,718,068</text:p>
          </table:table-cell>
          <table:table-cell table:style-name="ce35" office:value-type="float" office:value="11827612" calcext:value-type="float">
            <text:p><text:s text:c="3"/>11,827,612</text:p>
          </table:table-cell>
          <table:table-cell table:style-name="ce56" office:value-type="float" office:value="99.07" calcext:value-type="float">
            <text:p>99.07</text:p>
          </table:table-cell>
          <table:table-cell table:style-name="ce56" office:value-type="float" office:value="650.49" calcext:value-type="float">
            <text:p>650.49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4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2" calcext:value-type="float">
            <text:p><text:s text:c="3"/>7,852</text:p>
          </table:table-cell>
          <table:table-cell table:style-name="ce35" office:value-type="float" office:value="147443" calcext:value-type="float">
            <text:p><text:s text:c="3"/>147,443</text:p>
          </table:table-cell>
          <table:table-cell table:style-name="ce35" office:value-type="float" office:value="8584702" calcext:value-type="float">
            <text:p><text:s text:c="3"/>8,584,702</text:p>
          </table:table-cell>
          <table:table-cell table:style-name="ce35" office:value-type="float" office:value="23547448" calcext:value-type="float">
            <text:p><text:s text:c="3"/>23,547,448</text:p>
          </table:table-cell>
          <table:table-cell table:style-name="ce35" office:value-type="float" office:value="11717633" calcext:value-type="float">
            <text:p><text:s text:c="3"/>11,717,633</text:p>
          </table:table-cell>
          <table:table-cell table:style-name="ce35" office:value-type="float" office:value="11829815" calcext:value-type="float">
            <text:p><text:s text:c="3"/>11,829,815</text:p>
          </table:table-cell>
          <table:table-cell table:style-name="ce56" office:value-type="float" office:value="99.05" calcext:value-type="float">
            <text:p>99.05</text:p>
          </table:table-cell>
          <table:table-cell table:style-name="ce56" office:value-type="float" office:value="650.53" calcext:value-type="float">
            <text:p>650.53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5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2" calcext:value-type="float">
            <text:p><text:s text:c="3"/>7,852</text:p>
          </table:table-cell>
          <table:table-cell table:style-name="ce35" office:value-type="float" office:value="147440" calcext:value-type="float">
            <text:p><text:s text:c="3"/>147,440</text:p>
          </table:table-cell>
          <table:table-cell table:style-name="ce35" office:value-type="float" office:value="8593794" calcext:value-type="float">
            <text:p><text:s text:c="3"/>8,593,794</text:p>
          </table:table-cell>
          <table:table-cell table:style-name="ce35" office:value-type="float" office:value="23550077" calcext:value-type="float">
            <text:p><text:s text:c="3"/>23,550,077</text:p>
          </table:table-cell>
          <table:table-cell table:style-name="ce35" office:value-type="float" office:value="11717683" calcext:value-type="float">
            <text:p><text:s text:c="3"/>11,717,683</text:p>
          </table:table-cell>
          <table:table-cell table:style-name="ce35" office:value-type="float" office:value="11832394" calcext:value-type="float">
            <text:p><text:s text:c="3"/>11,832,394</text:p>
          </table:table-cell>
          <table:table-cell table:style-name="ce56" office:value-type="float" office:value="99.03" calcext:value-type="float">
            <text:p>99.03</text:p>
          </table:table-cell>
          <table:table-cell table:style-name="ce56" office:value-type="float" office:value="650.61" calcext:value-type="float">
            <text:p>650.61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6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65" calcext:value-type="float">
            <text:p><text:s text:c="3"/>147,465</text:p>
          </table:table-cell>
          <table:table-cell table:style-name="ce35" office:value-type="float" office:value="8601551" calcext:value-type="float">
            <text:p><text:s text:c="3"/>8,601,551</text:p>
          </table:table-cell>
          <table:table-cell table:style-name="ce35" office:value-type="float" office:value="23552470" calcext:value-type="float">
            <text:p><text:s text:c="3"/>23,552,470</text:p>
          </table:table-cell>
          <table:table-cell table:style-name="ce35" office:value-type="float" office:value="11717632" calcext:value-type="float">
            <text:p><text:s text:c="3"/>11,717,632</text:p>
          </table:table-cell>
          <table:table-cell table:style-name="ce35" office:value-type="float" office:value="11834838" calcext:value-type="float">
            <text:p><text:s text:c="3"/>11,834,838</text:p>
          </table:table-cell>
          <table:table-cell table:style-name="ce56" office:value-type="float" office:value="99.01" calcext:value-type="float">
            <text:p>99.01</text:p>
          </table:table-cell>
          <table:table-cell table:style-name="ce56" office:value-type="float" office:value="650.67" calcext:value-type="float">
            <text:p>650.67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7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78" calcext:value-type="float">
            <text:p><text:s text:c="3"/>147,478</text:p>
          </table:table-cell>
          <table:table-cell table:style-name="ce35" office:value-type="float" office:value="8609154" calcext:value-type="float">
            <text:p><text:s text:c="3"/>8,609,154</text:p>
          </table:table-cell>
          <table:table-cell table:style-name="ce35" office:value-type="float" office:value="23554803" calcext:value-type="float">
            <text:p><text:s text:c="3"/>23,554,803</text:p>
          </table:table-cell>
          <table:table-cell table:style-name="ce35" office:value-type="float" office:value="11717598" calcext:value-type="float">
            <text:p><text:s text:c="3"/>11,717,598</text:p>
          </table:table-cell>
          <table:table-cell table:style-name="ce35" office:value-type="float" office:value="11837205" calcext:value-type="float">
            <text:p><text:s text:c="3"/>11,837,205</text:p>
          </table:table-cell>
          <table:table-cell table:style-name="ce56" office:value-type="float" office:value="98.99" calcext:value-type="float">
            <text:p>98.99</text:p>
          </table:table-cell>
          <table:table-cell table:style-name="ce56" office:value-type="float" office:value="650.74" calcext:value-type="float">
            <text:p>650.74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8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96" calcext:value-type="float">
            <text:p><text:s text:c="3"/>147,496</text:p>
          </table:table-cell>
          <table:table-cell table:style-name="ce35" office:value-type="float" office:value="8622546" calcext:value-type="float">
            <text:p><text:s text:c="3"/>8,622,546</text:p>
          </table:table-cell>
          <table:table-cell table:style-name="ce35" office:value-type="float" office:value="23556169" calcext:value-type="float">
            <text:p><text:s text:c="3"/>23,556,169</text:p>
          </table:table-cell>
          <table:table-cell table:style-name="ce35" office:value-type="float" office:value="11717047" calcext:value-type="float">
            <text:p><text:s text:c="3"/>11,717,047</text:p>
          </table:table-cell>
          <table:table-cell table:style-name="ce35" office:value-type="float" office:value="11839122" calcext:value-type="float">
            <text:p><text:s text:c="3"/>11,839,122</text:p>
          </table:table-cell>
          <table:table-cell table:style-name="ce56" office:value-type="float" office:value="98.97" calcext:value-type="float">
            <text:p>98.97</text:p>
          </table:table-cell>
          <table:table-cell table:style-name="ce56" office:value-type="float" office:value="650.78" calcext:value-type="float">
            <text:p>650.78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9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94" calcext:value-type="float">
            <text:p><text:s text:c="3"/>147,494</text:p>
          </table:table-cell>
          <table:table-cell table:style-name="ce35" office:value-type="float" office:value="8636922" calcext:value-type="float">
            <text:p><text:s text:c="3"/>8,636,922</text:p>
          </table:table-cell>
          <table:table-cell table:style-name="ce35" office:value-type="float" office:value="23557467" calcext:value-type="float">
            <text:p><text:s text:c="3"/>23,557,467</text:p>
          </table:table-cell>
          <table:table-cell table:style-name="ce35" office:value-type="float" office:value="11716557" calcext:value-type="float">
            <text:p><text:s text:c="3"/>11,716,557</text:p>
          </table:table-cell>
          <table:table-cell table:style-name="ce35" office:value-type="float" office:value="11840910" calcext:value-type="float">
            <text:p><text:s text:c="3"/>11,840,910</text:p>
          </table:table-cell>
          <table:table-cell table:style-name="ce56" office:value-type="float" office:value="98.95" calcext:value-type="float">
            <text:p>98.95</text:p>
          </table:table-cell>
          <table:table-cell table:style-name="ce56" office:value-type="float" office:value="650.81" calcext:value-type="float">
            <text:p>650.81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0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84" calcext:value-type="float">
            <text:p><text:s text:c="3"/>147,484</text:p>
          </table:table-cell>
          <table:table-cell table:style-name="ce35" office:value-type="float" office:value="8638730" calcext:value-type="float">
            <text:p><text:s text:c="3"/>8,638,730</text:p>
          </table:table-cell>
          <table:table-cell table:style-name="ce35" office:value-type="float" office:value="23562318" calcext:value-type="float">
            <text:p><text:s text:c="3"/>23,562,318</text:p>
          </table:table-cell>
          <table:table-cell table:style-name="ce35" office:value-type="float" office:value="11717615" calcext:value-type="float">
            <text:p><text:s text:c="3"/>11,717,615</text:p>
          </table:table-cell>
          <table:table-cell table:style-name="ce35" office:value-type="float" office:value="11844703" calcext:value-type="float">
            <text:p><text:s text:c="3"/>11,844,703</text:p>
          </table:table-cell>
          <table:table-cell table:style-name="ce56" office:value-type="float" office:value="98.93" calcext:value-type="float">
            <text:p>98.93</text:p>
          </table:table-cell>
          <table:table-cell table:style-name="ce56" office:value-type="float" office:value="650.95" calcext:value-type="float">
            <text:p>650.95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509" calcext:value-type="float">
            <text:p><text:s text:c="3"/>147,509</text:p>
          </table:table-cell>
          <table:table-cell table:style-name="ce35" office:value-type="float" office:value="8643820" calcext:value-type="float">
            <text:p><text:s text:c="3"/>8,643,820</text:p>
          </table:table-cell>
          <table:table-cell table:style-name="ce35" office:value-type="float" office:value="23566853" calcext:value-type="float">
            <text:p><text:s text:c="3"/>23,566,853</text:p>
          </table:table-cell>
          <table:table-cell table:style-name="ce35" office:value-type="float" office:value="11718525" calcext:value-type="float">
            <text:p><text:s text:c="3"/>11,718,525</text:p>
          </table:table-cell>
          <table:table-cell table:style-name="ce35" office:value-type="float" office:value="11848328" calcext:value-type="float">
            <text:p><text:s text:c="3"/>11,848,328</text:p>
          </table:table-cell>
          <table:table-cell table:style-name="ce56" office:value-type="float" office:value="98.9" calcext:value-type="float">
            <text:p>98.90</text:p>
          </table:table-cell>
          <table:table-cell table:style-name="ce56" office:value-type="float" office:value="651.07" calcext:value-type="float">
            <text:p>651.07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520" calcext:value-type="float">
            <text:p><text:s text:c="3"/>147,520</text:p>
          </table:table-cell>
          <table:table-cell table:style-name="ce35" office:value-type="float" office:value="8649000" calcext:value-type="float">
            <text:p><text:s text:c="3"/>8,649,000</text:p>
          </table:table-cell>
          <table:table-cell table:style-name="ce35" office:value-type="float" office:value="23571227" calcext:value-type="float">
            <text:p><text:s text:c="3"/>23,571,227</text:p>
          </table:table-cell>
          <table:table-cell table:style-name="ce35" office:value-type="float" office:value="11719580" calcext:value-type="float">
            <text:p><text:s text:c="3"/>11,719,580</text:p>
          </table:table-cell>
          <table:table-cell table:style-name="ce35" office:value-type="float" office:value="11851647" calcext:value-type="float">
            <text:p><text:s text:c="3"/>11,851,647</text:p>
          </table:table-cell>
          <table:table-cell table:style-name="ce56" office:value-type="float" office:value="98.89" calcext:value-type="float">
            <text:p>98.89</text:p>
          </table:table-cell>
          <table:table-cell table:style-name="ce56" office:value-type="float" office:value="651.19" calcext:value-type="float">
            <text:p>651.19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7 年</text:p>
          </table:table-cell>
          <table:table-cell table:style-name="ce20"/>
          <table:table-cell table:style-name="ce34" table:number-columns-repeated="7"/>
          <table:table-cell table:style-name="ce55" table:number-columns-repeated="2"/>
          <table:table-cell table:style-name="ce70"/>
          <table:table-cell table:number-columns-repeated="1012"/>
        </table:table-row>
        <table:table-row table:style-name="ro8">
          <table:table-cell table:style-name="ce8" office:value-type="string" calcext:value-type="string">
            <text:p>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3910" calcext:value-type="float">
            <text:p><text:s text:c="3"/>143,910</text:p>
          </table:table-cell>
          <table:table-cell table:style-name="ce35" office:value-type="float" office:value="8654346" calcext:value-type="float">
            <text:p><text:s text:c="3"/>8,654,346</text:p>
          </table:table-cell>
          <table:table-cell table:style-name="ce35" office:value-type="float" office:value="23572049" calcext:value-type="float">
            <text:p><text:s text:c="3"/>23,572,049</text:p>
          </table:table-cell>
          <table:table-cell table:style-name="ce35" office:value-type="float" office:value="11718630" calcext:value-type="float">
            <text:p><text:s text:c="3"/>11,718,630</text:p>
          </table:table-cell>
          <table:table-cell table:style-name="ce35" office:value-type="float" office:value="11853419" calcext:value-type="float">
            <text:p><text:s text:c="3"/>11,853,419</text:p>
          </table:table-cell>
          <table:table-cell table:style-name="ce56" office:value-type="float" office:value="98.86" calcext:value-type="float">
            <text:p>98.86</text:p>
          </table:table-cell>
          <table:table-cell table:style-name="ce56" office:value-type="float" office:value="651.21" calcext:value-type="float">
            <text:p>651.21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3908" calcext:value-type="float">
            <text:p><text:s text:c="3"/>143,908</text:p>
          </table:table-cell>
          <table:table-cell table:style-name="ce35" office:value-type="float" office:value="8656728" calcext:value-type="float">
            <text:p><text:s text:c="3"/>8,656,728</text:p>
          </table:table-cell>
          <table:table-cell table:style-name="ce35" office:value-type="float" office:value="23571408" calcext:value-type="float">
            <text:p><text:s text:c="3"/>23,571,408</text:p>
          </table:table-cell>
          <table:table-cell table:style-name="ce35" office:value-type="float" office:value="11717087" calcext:value-type="float">
            <text:p><text:s text:c="3"/>11,717,087</text:p>
          </table:table-cell>
          <table:table-cell table:style-name="ce35" office:value-type="float" office:value="11854321" calcext:value-type="float">
            <text:p><text:s text:c="3"/>11,854,321</text:p>
          </table:table-cell>
          <table:table-cell table:style-name="ce56" office:value-type="float" office:value="98.84" calcext:value-type="float">
            <text:p>98.84</text:p>
          </table:table-cell>
          <table:table-cell table:style-name="ce56" office:value-type="float" office:value="651.2" calcext:value-type="float">
            <text:p>651.20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3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2" calcext:value-type="float">
            <text:p><text:s text:c="3"/>7,832</text:p>
          </table:table-cell>
          <table:table-cell table:style-name="ce35" office:value-type="float" office:value="144002" calcext:value-type="float">
            <text:p><text:s text:c="3"/>144,002</text:p>
          </table:table-cell>
          <table:table-cell table:style-name="ce35" office:value-type="float" office:value="8664510" calcext:value-type="float">
            <text:p><text:s text:c="3"/>8,664,510</text:p>
          </table:table-cell>
          <table:table-cell table:style-name="ce35" office:value-type="float" office:value="23571990" calcext:value-type="float">
            <text:p><text:s text:c="3"/>23,571,990</text:p>
          </table:table-cell>
          <table:table-cell table:style-name="ce35" office:value-type="float" office:value="11715824" calcext:value-type="float">
            <text:p><text:s text:c="3"/>11,715,824</text:p>
          </table:table-cell>
          <table:table-cell table:style-name="ce35" office:value-type="float" office:value="11856166" calcext:value-type="float">
            <text:p><text:s text:c="3"/>11,856,166</text:p>
          </table:table-cell>
          <table:table-cell table:style-name="ce56" office:value-type="float" office:value="98.82" calcext:value-type="float">
            <text:p>98.82</text:p>
          </table:table-cell>
          <table:table-cell table:style-name="ce56" office:value-type="float" office:value="651.21" calcext:value-type="float">
            <text:p>651.21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9">
          <table:table-cell table:style-name="ce9" office:value-type="string" calcext:value-type="string">
            <text:p><text:span text:style-name="T1">較上年同月　　増減 </text:span><text:span text:style-name="T2">(%)</text:span></text:p>
          </table:table-cell>
          <table:table-cell table:style-name="ce22" table:formula="of:=IF(ISERROR(([.B38]-[.B25])/[.B25]*100);0;([.B38]-[.B25])/[.B25]*100)" office:value-type="float" office:value="0" calcext:value-type="float">
            <text:p>－</text:p>
          </table:table-cell>
          <table:table-cell table:style-name="ce22" table:formula="of:=IF(ISERROR(([.C38]-[.C25])/[.C25]*100);0;([.C38]-[.C25])/[.C25]*100)" office:value-type="float" office:value="0" calcext:value-type="float">
            <text:p>－</text:p>
          </table:table-cell>
          <table:table-cell table:style-name="ce22" table:formula="of:=IF(ISERROR(([.D38]-[.D25])/[.D25]*100);0;([.D38]-[.D25])/[.D25]*100)" office:value-type="float" office:value="-0.254712175241977" calcext:value-type="float">
            <text:p><text:s text:c="3"/>－0.25</text:p>
          </table:table-cell>
          <table:table-cell table:style-name="ce40" table:formula="of:=IF(ISERROR(([.E38]-[.E25])/[.E25]*100);0;([.E38]-[.E25])/[.E25]*100)" office:value-type="float" office:value="-2.32848373859667" calcext:value-type="float">
            <text:p>－ <text:s text:c="2"/>2.33</text:p>
          </table:table-cell>
          <table:table-cell table:style-name="ce22" table:formula="of:=IF(ISERROR(([.F38]-[.F25])/[.F25]*100);0;([.F38]-[.F25])/[.F25]*100)" office:value-type="float" office:value="1.00133949454976" calcext:value-type="float">
            <text:p>1.00</text:p>
          </table:table-cell>
          <table:table-cell table:style-name="ce22" table:formula="of:=IF(ISERROR(([.G38]-[.G25])/[.G25]*100);0;([.G38]-[.G25])/[.G25]*100)" office:value-type="float" office:value="0.111740242796131" calcext:value-type="float">
            <text:p>0.11</text:p>
          </table:table-cell>
          <table:table-cell table:style-name="ce22" table:formula="of:=IF(ISERROR(([.H38]-[.H25])/[.H25]*100);0;([.H38]-[.H25])/[.H25]*100)" office:value-type="float" office:value="-0.0191499144739559" calcext:value-type="float">
            <text:p><text:s text:c="3"/>－0.02</text:p>
          </table:table-cell>
          <table:table-cell table:style-name="ce22" table:formula="of:=IF(ISERROR(([.I38]-[.I25])/[.I25]*100);0;([.I38]-[.I25])/[.I25]*100)" office:value-type="float" office:value="0.2414181324176" calcext:value-type="float">
            <text:p>0.24</text:p>
          </table:table-cell>
          <table:table-cell table:style-name="ce40" table:formula="of:=IF(ISERROR(([.J38]-[.J25])/[.J25]*100);0;([.J38]-[.J25])/[.J25]*100)" office:value-type="float" office:value="-0.252346825476935" calcext:value-type="float">
            <text:p>－ <text:s text:c="2"/>0.25</text:p>
          </table:table-cell>
          <table:table-cell table:style-name="ce22" table:formula="of:=IF(ISERROR(([.K38]-[.K25])/[.K25]*100);0;([.K38]-[.K25])/[.K25]*100)" office:value-type="float" office:value="0.110685790711622" calcext:value-type="float">
            <text:p>0.11</text:p>
          </table:table-cell>
          <table:table-cell table:style-name="ce72" table:formula="of:=IF(ISERROR(([.L38]-[.L25])/[.L25]*100);0;([.L38]-[.L25])/[.L25]*100)" office:value-type="float" office:value="-0.729927007299271" calcext:value-type="float">
            <text:p>－ <text:s text:c="2"/>0.73</text:p>
          </table:table-cell>
          <table:table-cell table:style-name="ce78"/>
          <table:table-cell table:number-columns-repeated="1011"/>
        </table:table-row>
        <table:table-row table:style-name="ro10">
          <table:table-cell table:style-name="ce10" office:value-type="string" calcext:value-type="string">
            <text:p>較本年上月</text:p>
            <text:p>増減 (%)</text:p>
          </table:table-cell>
          <table:table-cell table:style-name="ce23" table:formula="of:=IF(ISERROR(([.B38]-[.B37])/[.B37]*100);0;([.B38]-[.B37])/[.B37]*100)" office:value-type="float" office:value="0" calcext:value-type="float">
            <text:p>－</text:p>
          </table:table-cell>
          <table:table-cell table:style-name="ce23" table:formula="of:=IF(ISERROR(([.C38]-[.C37])/[.C37]*100);0;([.C38]-[.C37])/[.C37]*100)" office:value-type="float" office:value="0" calcext:value-type="float">
            <text:p>－</text:p>
          </table:table-cell>
          <table:table-cell table:style-name="ce23" table:formula="of:=IF(ISERROR(([.D38]-[.D37])/[.D37]*100);0;([.D38]-[.D37])/[.D37]*100)" office:value-type="float" office:value="0.11504537901061" calcext:value-type="float">
            <text:p>0.12</text:p>
          </table:table-cell>
          <table:table-cell table:style-name="ce41" table:formula="of:=IF(ISERROR(([.E38]-[.E37])/[.E37]*100);0;([.E38]-[.E37])/[.E37]*100)" office:value-type="float" office:value="0.0653195096867443" calcext:value-type="float">
            <text:p>0.07</text:p>
          </table:table-cell>
          <table:table-cell table:style-name="ce23" table:formula="of:=IF(ISERROR(([.F38]-[.F37])/[.F37]*100);0;([.F38]-[.F37])/[.F37]*100)" office:value-type="float" office:value="0.0898953969675378" calcext:value-type="float">
            <text:p>0.09</text:p>
          </table:table-cell>
          <table:table-cell table:style-name="ce46" table:formula="of:=IF(ISERROR(([.G38]-[.G37])/[.G37]*100);0;([.G38]-[.G37])/[.G37]*100)" office:value-type="float" office:value="0.00246909306393576" calcext:value-type="float">
            <text:p>0.00</text:p>
          </table:table-cell>
          <table:table-cell table:style-name="ce48" table:formula="of:=IF(ISERROR(([.H38]-[.H37])/[.H37]*100);0;([.H38]-[.H37])/[.H37]*100)" office:value-type="float" office:value="-0.0107791296591038" calcext:value-type="float">
            <text:p><text:s text:c="3"/>－0.01</text:p>
          </table:table-cell>
          <table:table-cell table:style-name="ce23" table:formula="of:=IF(ISERROR(([.I38]-[.I37])/[.I37]*100);0;([.I38]-[.I37])/[.I37]*100)" office:value-type="float" office:value="0.0155639449952469" calcext:value-type="float">
            <text:p>0.02</text:p>
          </table:table-cell>
          <table:table-cell table:style-name="ce57" table:formula="of:=IF(ISERROR(([.J38]-[.J37])/[.J37]*100);0;([.J38]-[.J37])/[.J37]*100)" office:value-type="float" office:value="-0.0202347227843082" calcext:value-type="float">
            <text:p>－ <text:s text:c="2"/>0.02</text:p>
          </table:table-cell>
          <table:table-cell table:style-name="ce23" table:formula="of:=IF(ISERROR(([.K38]-[.K37])/[.K37]*100);0;([.K38]-[.K37])/[.K37]*100)" office:value-type="float" office:value="0.00153562653562514" calcext:value-type="float">
            <text:p>0.00</text:p>
          </table:table-cell>
          <table:table-cell table:style-name="ce73" table:formula="of:=IF(ISERROR(([.L38]-[.L37])/[.L37]*100);0;([.L38]-[.L37])/[.L37]*100)" office:value-type="float" office:value="0" calcext:value-type="float">
            <text:p>－</text:p>
          </table:table-cell>
          <table:table-cell table:number-columns-repeated="1012"/>
        </table:table-row>
        <table:table-row table:style-name="ro5">
          <table:table-cell table:style-name="ce11" office:value-type="string" calcext:value-type="string">
            <text:p>說明：1.表內列有「－」者表示無數字，「0.00」表示未滿百分之0.005。</text:p>
          </table:table-cell>
          <table:table-cell table:style-name="ce24"/>
          <table:table-cell table:style-name="ce36" table:number-columns-repeated="6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7年4月9日編製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4"/>
          <table:table-cell table:style-name="ce36" table:number-columns-repeated="6"/>
          <table:table-cell/>
          <table:table-cell table:style-name="ce59"/>
          <table:table-cell table:style-name="ce64"/>
          <table:table-cell table:style-name="ce75"/>
          <table:table-cell table:number-columns-repeated="1012"/>
        </table:table-row>
        <table:table-row table:style-name="ro11">
          <table:table-cell table:style-name="ce13" office:value-type="string" calcext:value-type="string">
            <text:p>　　　3.96年12月，原金門縣烏坵鄉面積因重測修正為1.2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4.96年12月起，我國土地面積增列東沙群島東沙島(2.38平方公里)及南沙群島太平島(0.4896平方公里)，由高雄市代管；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5.98年2月，嘉義縣布袋鎮填海造地致面積增加1.9617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6.高雄市小港區土地面積100年9月因配合高雄港洲際貨櫃中心第一期工程計畫填築用地擴大為41.2061平方公里，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增加1.3488平方公里，104年4月第二期工程計畫擴大為45.4426平方公里，增加4.2365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1">
          <table:table-cell table:style-name="ce13" office:value-type="string" calcext:value-type="string">
            <text:p>　　　7.104年12月南沙太平島交通基礎整建工程竣工，增加面積0.0149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2" table:number-rows-repeated="1048526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11" table:default-cell-style-name="ce12"/>
        <table:table-column table:style-name="co12" table:default-cell-style-name="ce26"/>
        <table:table-column table:style-name="co3" table:default-cell-style-name="ce26"/>
        <table:table-column table:style-name="co3" table:default-cell-style-name="ce12"/>
        <table:table-column table:style-name="co13" table:default-cell-style-name="ce12"/>
        <table:table-column table:style-name="co9" table:default-cell-style-name="ce12"/>
        <table:table-column table:style-name="co14" table:default-cell-style-name="ce12"/>
        <table:table-column table:style-name="co15" table:default-cell-style-name="ce12"/>
        <table:table-column table:style-name="co14" table:default-cell-style-name="ce12"/>
        <table:table-column table:style-name="co16" table:default-cell-style-name="ce12"/>
        <table:table-column table:style-name="co7" table:default-cell-style-name="ce12"/>
        <table:table-column table:style-name="co1" table:default-cell-style-name="ce12"/>
        <table:table-column table:style-name="co10" table:number-columns-repeated="2" table:default-cell-style-name="ce12"/>
        <table:table-column table:style-name="co17" table:default-cell-style-name="ce12"/>
        <table:table-column table:style-name="co10" table:number-columns-repeated="242" table:default-cell-style-name="ce12"/>
        <table:table-column table:style-name="co10" table:number-columns-repeated="767" table:default-cell-style-name="Default"/>
        <table:table-row table:style-name="ro13">
          <table:table-cell table:style-name="ce1" office:value-type="string" calcext:value-type="string" table:number-columns-spanned="12" table:number-rows-spanned="1">
            <text:p><text:s text:c="6"/>戶數、人口數、性別比例及人口密度統計表（續）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14">
          <table:table-cell table:style-name="ce77"/>
          <table:table-cell table:style-name="ce87" table:number-columns-repeated="4"/>
          <table:table-cell table:style-name="ce99" office:value-type="string" office:string-value="    中 華 民 國 107 年 3 月 底" calcext:value-type="string">
            <text:p><text:s text:c="5"/>中 華 民 國 107 年 3 月 底 </text:p>
          </table:table-cell>
          <table:table-cell table:style-name="ce87" table:number-columns-repeated="4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87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88" office:value-type="string" calcext:value-type="string">
            <text:p>土 地 面 積</text:p>
          </table:table-cell>
          <table:table-cell table:style-name="ce94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100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89" office:value-type="string" calcext:value-type="string">
            <text:p>( 平方公里 )</text:p>
          </table:table-cell>
          <table:table-cell table:style-name="ce95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101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5">
          <table:table-cell table:style-name="ce83" office:value-type="string" calcext:value-type="string">
            <text:p>總 <text:s text:c="4"/>計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144002" calcext:value-type="float">
            <text:p><text:s text:c="3"/>144,002</text:p>
          </table:table-cell>
          <table:table-cell table:style-name="ce34" office:value-type="float" office:value="8664510" calcext:value-type="float">
            <text:p><text:s text:c="3"/>8,664,510</text:p>
          </table:table-cell>
          <table:table-cell table:style-name="ce34" office:value-type="float" office:value="23571990" calcext:value-type="float">
            <text:p><text:s text:c="3"/>23,571,990</text:p>
          </table:table-cell>
          <table:table-cell table:style-name="ce34" office:value-type="float" office:value="11715824" calcext:value-type="float">
            <text:p><text:s text:c="3"/>11,715,824</text:p>
          </table:table-cell>
          <table:table-cell table:style-name="ce34" office:value-type="float" office:value="11856166" calcext:value-type="float">
            <text:p><text:s text:c="3"/>11,856,166</text:p>
          </table:table-cell>
          <table:table-cell table:style-name="ce55" office:value-type="float" office:value="98.82" calcext:value-type="float">
            <text:p>98.82</text:p>
          </table:table-cell>
          <table:table-cell table:style-name="ce55" office:value-type="float" office:value="651.21" calcext:value-type="float">
            <text:p>651.21</text:p>
          </table:table-cell>
          <table:table-cell table:style-name="ce70" office:value-type="float" office:value="2.72" calcext:value-type="float">
            <text:p>2.72</text:p>
          </table:table-cell>
          <table:table-cell table:style-name="ce104"/>
          <table:table-cell table:style-name="ce105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新北市</text:p>
          </table:table-cell>
          <table:table-cell table:style-name="ce20" office:value-type="string" calcext:value-type="string">
            <text:p>2,052.5667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1032" calcext:value-type="float">
            <text:p><text:s text:c="3"/>1,032</text:p>
          </table:table-cell>
          <table:table-cell table:style-name="ce34" office:value-type="float" office:value="22148" calcext:value-type="float">
            <text:p><text:s text:c="3"/>22,148</text:p>
          </table:table-cell>
          <table:table-cell table:style-name="ce34" office:value-type="float" office:value="1545804" calcext:value-type="float">
            <text:p><text:s text:c="3"/>1,545,804</text:p>
          </table:table-cell>
          <table:table-cell table:style-name="ce34" office:value-type="float" office:value="3986382" calcext:value-type="float">
            <text:p><text:s text:c="3"/>3,986,382</text:p>
          </table:table-cell>
          <table:table-cell table:style-name="ce34" office:value-type="float" office:value="1952555" calcext:value-type="float">
            <text:p><text:s text:c="3"/>1,952,555</text:p>
          </table:table-cell>
          <table:table-cell table:style-name="ce34" office:value-type="float" office:value="2033827" calcext:value-type="float">
            <text:p><text:s text:c="3"/>2,033,827</text:p>
          </table:table-cell>
          <table:table-cell table:style-name="ce55" office:value-type="float" office:value="96" calcext:value-type="float">
            <text:p>96.00</text:p>
          </table:table-cell>
          <table:table-cell table:style-name="ce55" office:value-type="float" office:value="1942.14" calcext:value-type="float">
            <text:p>1,942.14</text:p>
          </table:table-cell>
          <table:table-cell table:style-name="ce70" office:value-type="float" office:value="2.58" calcext:value-type="float">
            <text:p>2.58</text:p>
          </table:table-cell>
          <table:table-cell table:style-name="ce104"/>
          <table:table-cell table:style-name="ce106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4" office:value-type="string" calcext:value-type="string">
            <text:p>臺北市</text:p>
          </table:table-cell>
          <table:table-cell table:style-name="ce20" office:value-type="string" calcext:value-type="string">
            <text:p>271.7997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456" calcext:value-type="float">
            <text:p><text:s text:c="3"/>456</text:p>
          </table:table-cell>
          <table:table-cell table:style-name="ce34" office:value-type="float" office:value="9560" calcext:value-type="float">
            <text:p><text:s text:c="3"/>9,560</text:p>
          </table:table-cell>
          <table:table-cell table:style-name="ce34" office:value-type="float" office:value="1052068" calcext:value-type="float">
            <text:p><text:s text:c="3"/>1,052,068</text:p>
          </table:table-cell>
          <table:table-cell table:style-name="ce34" office:value-type="float" office:value="2680218" calcext:value-type="float">
            <text:p><text:s text:c="3"/>2,680,218</text:p>
          </table:table-cell>
          <table:table-cell table:style-name="ce34" office:value-type="float" office:value="1280179" calcext:value-type="float">
            <text:p><text:s text:c="3"/>1,280,179</text:p>
          </table:table-cell>
          <table:table-cell table:style-name="ce34" office:value-type="float" office:value="1400039" calcext:value-type="float">
            <text:p><text:s text:c="3"/>1,400,039</text:p>
          </table:table-cell>
          <table:table-cell table:style-name="ce55" office:value-type="float" office:value="91.44" calcext:value-type="float">
            <text:p>91.44</text:p>
          </table:table-cell>
          <table:table-cell table:style-name="ce55" office:value-type="float" office:value="9861" calcext:value-type="float">
            <text:p>9,861.00</text:p>
          </table:table-cell>
          <table:table-cell table:style-name="ce70" office:value-type="float" office:value="2.55" calcext:value-type="float">
            <text:p>2.55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桃園市</text:p>
          </table:table-cell>
          <table:table-cell table:style-name="ce20" office:value-type="string" calcext:value-type="string">
            <text:p>1,220.954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504" calcext:value-type="float">
            <text:p><text:s text:c="3"/>504</text:p>
          </table:table-cell>
          <table:table-cell table:style-name="ce34" office:value-type="float" office:value="11808" calcext:value-type="float">
            <text:p><text:s text:c="3"/>11,808</text:p>
          </table:table-cell>
          <table:table-cell table:style-name="ce34" office:value-type="float" office:value="793886" calcext:value-type="float">
            <text:p><text:s text:c="3"/>793,886</text:p>
          </table:table-cell>
          <table:table-cell table:style-name="ce34" office:value-type="float" office:value="2196349" calcext:value-type="float">
            <text:p><text:s text:c="3"/>2,196,349</text:p>
          </table:table-cell>
          <table:table-cell table:style-name="ce34" office:value-type="float" office:value="1093216" calcext:value-type="float">
            <text:p><text:s text:c="3"/>1,093,216</text:p>
          </table:table-cell>
          <table:table-cell table:style-name="ce34" office:value-type="float" office:value="1103133" calcext:value-type="float">
            <text:p><text:s text:c="3"/>1,103,133</text:p>
          </table:table-cell>
          <table:table-cell table:style-name="ce55" office:value-type="float" office:value="99.1" calcext:value-type="float">
            <text:p>99.10</text:p>
          </table:table-cell>
          <table:table-cell table:style-name="ce55" office:value-type="float" office:value="1798.88" calcext:value-type="float">
            <text:p>1,798.88</text:p>
          </table:table-cell>
          <table:table-cell table:style-name="ce70" office:value-type="float" office:value="2.77" calcext:value-type="float">
            <text:p>2.77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中市</text:p>
          </table:table-cell>
          <table:table-cell table:style-name="ce20" office:value-type="string" calcext:value-type="string">
            <text:p>2,214.8968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625" calcext:value-type="float">
            <text:p><text:s text:c="3"/>625</text:p>
          </table:table-cell>
          <table:table-cell table:style-name="ce34" office:value-type="float" office:value="12518" calcext:value-type="float">
            <text:p><text:s text:c="3"/>12,518</text:p>
          </table:table-cell>
          <table:table-cell table:style-name="ce34" office:value-type="float" office:value="962235" calcext:value-type="float">
            <text:p><text:s text:c="3"/>962,235</text:p>
          </table:table-cell>
          <table:table-cell table:style-name="ce34" office:value-type="float" office:value="2792164" calcext:value-type="float">
            <text:p><text:s text:c="3"/>2,792,164</text:p>
          </table:table-cell>
          <table:table-cell table:style-name="ce34" office:value-type="float" office:value="1375913" calcext:value-type="float">
            <text:p><text:s text:c="3"/>1,375,913</text:p>
          </table:table-cell>
          <table:table-cell table:style-name="ce34" office:value-type="float" office:value="1416251" calcext:value-type="float">
            <text:p><text:s text:c="3"/>1,416,251</text:p>
          </table:table-cell>
          <table:table-cell table:style-name="ce55" office:value-type="float" office:value="97.15" calcext:value-type="float">
            <text:p>97.15</text:p>
          </table:table-cell>
          <table:table-cell table:style-name="ce55" office:value-type="float" office:value="1260.63" calcext:value-type="float">
            <text:p>1,260.63</text:p>
          </table:table-cell>
          <table:table-cell table:style-name="ce70" office:value-type="float" office:value="2.9" calcext:value-type="float">
            <text:p>2.90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臺南市</text:p>
          </table:table-cell>
          <table:table-cell table:style-name="ce20" office:value-type="string" calcext:value-type="string">
            <text:p>2,191.6531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724" calcext:value-type="float">
            <text:p><text:s text:c="3"/>724</text:p>
          </table:table-cell>
          <table:table-cell table:style-name="ce34" office:value-type="float" office:value="10986" calcext:value-type="float">
            <text:p><text:s text:c="3"/>10,986</text:p>
          </table:table-cell>
          <table:table-cell table:style-name="ce34" office:value-type="float" office:value="684668" calcext:value-type="float">
            <text:p><text:s text:c="3"/>684,668</text:p>
          </table:table-cell>
          <table:table-cell table:style-name="ce34" office:value-type="float" office:value="1885882" calcext:value-type="float">
            <text:p><text:s text:c="3"/>1,885,882</text:p>
          </table:table-cell>
          <table:table-cell table:style-name="ce34" office:value-type="float" office:value="941658" calcext:value-type="float">
            <text:p><text:s text:c="3"/>941,658</text:p>
          </table:table-cell>
          <table:table-cell table:style-name="ce34" office:value-type="float" office:value="944224" calcext:value-type="float">
            <text:p><text:s text:c="3"/>944,224</text:p>
          </table:table-cell>
          <table:table-cell table:style-name="ce55" office:value-type="float" office:value="99.73" calcext:value-type="float">
            <text:p>99.73</text:p>
          </table:table-cell>
          <table:table-cell table:style-name="ce55" office:value-type="float" office:value="860.48" calcext:value-type="float">
            <text:p>860.48</text:p>
          </table:table-cell>
          <table:table-cell table:style-name="ce70" office:value-type="float" office:value="2.75" calcext:value-type="float">
            <text:p>2.75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高雄市</text:p>
          </table:table-cell>
          <table:table-cell table:style-name="ce20" office:value-type="string" calcext:value-type="string">
            <text:p>2,951.8524</text:p>
          </table:table-cell>
          <table:table-cell table:style-name="ce34" office:value-type="float" office:value="38" calcext:value-type="float">
            <text:p><text:s text:c="3"/>38</text:p>
          </table:table-cell>
          <table:table-cell table:style-name="ce34" office:value-type="float" office:value="891" calcext:value-type="float">
            <text:p><text:s text:c="3"/>891</text:p>
          </table:table-cell>
          <table:table-cell table:style-name="ce34" office:value-type="float" office:value="17311" calcext:value-type="float">
            <text:p><text:s text:c="3"/>17,311</text:p>
          </table:table-cell>
          <table:table-cell table:style-name="ce34" office:value-type="float" office:value="1093552" calcext:value-type="float">
            <text:p><text:s text:c="3"/>1,093,552</text:p>
          </table:table-cell>
          <table:table-cell table:style-name="ce34" office:value-type="float" office:value="2775935" calcext:value-type="float">
            <text:p><text:s text:c="3"/>2,775,935</text:p>
          </table:table-cell>
          <table:table-cell table:style-name="ce34" office:value-type="float" office:value="1374442" calcext:value-type="float">
            <text:p><text:s text:c="3"/>1,374,442</text:p>
          </table:table-cell>
          <table:table-cell table:style-name="ce34" office:value-type="float" office:value="1401493" calcext:value-type="float">
            <text:p><text:s text:c="3"/>1,401,493</text:p>
          </table:table-cell>
          <table:table-cell table:style-name="ce55" office:value-type="float" office:value="98.07" calcext:value-type="float">
            <text:p>98.07</text:p>
          </table:table-cell>
          <table:table-cell table:style-name="ce55" office:value-type="float" office:value="940.4" calcext:value-type="float">
            <text:p>940.40</text:p>
          </table:table-cell>
          <table:table-cell table:style-name="ce70" office:value-type="float" office:value="2.54" calcext:value-type="float">
            <text:p>2.54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灣省</text:p>
          </table:table-cell>
          <table:table-cell table:style-name="ce20" office:value-type="string" calcext:value-type="string">
            <text:p>25,110.0037</text:p>
          </table:table-cell>
          <table:table-cell table:style-name="ce34" office:value-type="float" office:value="200" calcext:value-type="float">
            <text:p><text:s text:c="3"/>200</text:p>
          </table:table-cell>
          <table:table-cell table:style-name="ce34" office:value-type="float" office:value="3541" calcext:value-type="float">
            <text:p><text:s text:c="3"/>3,541</text:p>
          </table:table-cell>
          <table:table-cell table:style-name="ce34" office:value-type="float" office:value="58759" calcext:value-type="float">
            <text:p><text:s text:c="3"/>58,759</text:p>
          </table:table-cell>
          <table:table-cell table:style-name="ce34" office:value-type="float" office:value="2489319" calcext:value-type="float">
            <text:p><text:s text:c="3"/>2,489,319</text:p>
          </table:table-cell>
          <table:table-cell table:style-name="ce34" office:value-type="float" office:value="7104495" calcext:value-type="float">
            <text:p><text:s text:c="3"/>7,104,495</text:p>
          </table:table-cell>
          <table:table-cell table:style-name="ce34" office:value-type="float" office:value="3621684" calcext:value-type="float">
            <text:p><text:s text:c="3"/>3,621,684</text:p>
          </table:table-cell>
          <table:table-cell table:style-name="ce34" office:value-type="float" office:value="3482811" calcext:value-type="float">
            <text:p><text:s text:c="3"/>3,482,811</text:p>
          </table:table-cell>
          <table:table-cell table:style-name="ce55" office:value-type="float" office:value="103.99" calcext:value-type="float">
            <text:p>103.99</text:p>
          </table:table-cell>
          <table:table-cell table:style-name="ce55" office:value-type="float" office:value="282.93" calcext:value-type="float">
            <text:p>282.93</text:p>
          </table:table-cell>
          <table:table-cell table:style-name="ce70" office:value-type="float" office:value="2.85" calcext:value-type="float">
            <text:p>2.85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5">
          <table:table-cell table:style-name="ce84" office:value-type="string" calcext:value-type="string">
            <text:p>宜蘭縣</text:p>
          </table:table-cell>
          <table:table-cell table:style-name="ce21" office:value-type="string" calcext:value-type="string">
            <text:p>2,143.6251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3660" calcext:value-type="float">
            <text:p><text:s text:c="3"/>3,660</text:p>
          </table:table-cell>
          <table:table-cell table:style-name="ce35" office:value-type="float" office:value="168622" calcext:value-type="float">
            <text:p><text:s text:c="3"/>168,622</text:p>
          </table:table-cell>
          <table:table-cell table:style-name="ce35" office:value-type="float" office:value="456068" calcext:value-type="float">
            <text:p><text:s text:c="3"/>456,068</text:p>
          </table:table-cell>
          <table:table-cell table:style-name="ce35" office:value-type="float" office:value="230664" calcext:value-type="float">
            <text:p><text:s text:c="3"/>230,664</text:p>
          </table:table-cell>
          <table:table-cell table:style-name="ce35" office:value-type="float" office:value="225404" calcext:value-type="float">
            <text:p><text:s text:c="3"/>225,404</text:p>
          </table:table-cell>
          <table:table-cell table:style-name="ce56" office:value-type="float" office:value="102.33" calcext:value-type="float">
            <text:p>102.33</text:p>
          </table:table-cell>
          <table:table-cell table:style-name="ce56" office:value-type="float" office:value="212.76" calcext:value-type="float">
            <text:p>212.76</text:p>
          </table:table-cell>
          <table:table-cell table:style-name="ce71" office:value-type="float" office:value="2.7" calcext:value-type="float">
            <text:p>2.7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新竹縣</text:p>
          </table:table-cell>
          <table:table-cell table:style-name="ce21" office:value-type="string" calcext:value-type="string">
            <text:p>1,427.5369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3287" calcext:value-type="float">
            <text:p><text:s text:c="3"/>3,287</text:p>
          </table:table-cell>
          <table:table-cell table:style-name="ce35" office:value-type="float" office:value="191918" calcext:value-type="float">
            <text:p><text:s text:c="3"/>191,918</text:p>
          </table:table-cell>
          <table:table-cell table:style-name="ce35" office:value-type="float" office:value="552877" calcext:value-type="float">
            <text:p><text:s text:c="3"/>552,877</text:p>
          </table:table-cell>
          <table:table-cell table:style-name="ce35" office:value-type="float" office:value="282458" calcext:value-type="float">
            <text:p><text:s text:c="3"/>282,458</text:p>
          </table:table-cell>
          <table:table-cell table:style-name="ce35" office:value-type="float" office:value="270419" calcext:value-type="float">
            <text:p><text:s text:c="3"/>270,419</text:p>
          </table:table-cell>
          <table:table-cell table:style-name="ce56" office:value-type="float" office:value="104.45" calcext:value-type="float">
            <text:p>104.45</text:p>
          </table:table-cell>
          <table:table-cell table:style-name="ce56" office:value-type="float" office:value="387.29" calcext:value-type="float">
            <text:p>387.29</text:p>
          </table:table-cell>
          <table:table-cell table:style-name="ce71" office:value-type="float" office:value="2.88" calcext:value-type="float">
            <text:p>2.8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苗栗縣</text:p>
          </table:table-cell>
          <table:table-cell table:style-name="ce21" office:value-type="string" calcext:value-type="string">
            <text:p>1,820.3149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274" calcext:value-type="float">
            <text:p><text:s text:c="3"/>274</text:p>
          </table:table-cell>
          <table:table-cell table:style-name="ce35" office:value-type="float" office:value="4658" calcext:value-type="float">
            <text:p><text:s text:c="3"/>4,658</text:p>
          </table:table-cell>
          <table:table-cell table:style-name="ce35" office:value-type="float" office:value="188070" calcext:value-type="float">
            <text:p><text:s text:c="3"/>188,070</text:p>
          </table:table-cell>
          <table:table-cell table:style-name="ce35" office:value-type="float" office:value="552161" calcext:value-type="float">
            <text:p><text:s text:c="3"/>552,161</text:p>
          </table:table-cell>
          <table:table-cell table:style-name="ce35" office:value-type="float" office:value="284981" calcext:value-type="float">
            <text:p><text:s text:c="3"/>284,981</text:p>
          </table:table-cell>
          <table:table-cell table:style-name="ce35" office:value-type="float" office:value="267180" calcext:value-type="float">
            <text:p><text:s text:c="3"/>267,180</text:p>
          </table:table-cell>
          <table:table-cell table:style-name="ce56" office:value-type="float" office:value="106.66" calcext:value-type="float">
            <text:p>106.66</text:p>
          </table:table-cell>
          <table:table-cell table:style-name="ce56" office:value-type="float" office:value="303.33" calcext:value-type="float">
            <text:p>303.33</text:p>
          </table:table-cell>
          <table:table-cell table:style-name="ce71" office:value-type="float" office:value="2.94" calcext:value-type="float">
            <text:p>2.94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彰化縣</text:p>
          </table:table-cell>
          <table:table-cell table:style-name="ce21" office:value-type="string" calcext:value-type="string">
            <text:p>1,074.3960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89" calcext:value-type="float">
            <text:p><text:s text:c="3"/>589</text:p>
          </table:table-cell>
          <table:table-cell table:style-name="ce35" office:value-type="float" office:value="9168" calcext:value-type="float">
            <text:p><text:s text:c="3"/>9,168</text:p>
          </table:table-cell>
          <table:table-cell table:style-name="ce35" office:value-type="float" office:value="387556" calcext:value-type="float">
            <text:p><text:s text:c="3"/>387,556</text:p>
          </table:table-cell>
          <table:table-cell table:style-name="ce35" office:value-type="float" office:value="1280528" calcext:value-type="float">
            <text:p><text:s text:c="3"/>1,280,528</text:p>
          </table:table-cell>
          <table:table-cell table:style-name="ce35" office:value-type="float" office:value="652498" calcext:value-type="float">
            <text:p><text:s text:c="3"/>652,498</text:p>
          </table:table-cell>
          <table:table-cell table:style-name="ce35" office:value-type="float" office:value="628030" calcext:value-type="float">
            <text:p><text:s text:c="3"/>628,030</text:p>
          </table:table-cell>
          <table:table-cell table:style-name="ce56" office:value-type="float" office:value="103.9" calcext:value-type="float">
            <text:p>103.90</text:p>
          </table:table-cell>
          <table:table-cell table:style-name="ce56" office:value-type="float" office:value="1191.86" calcext:value-type="float">
            <text:p>1,191.86</text:p>
          </table:table-cell>
          <table:table-cell table:style-name="ce71" office:value-type="float" office:value="3.3" calcext:value-type="float">
            <text:p>3.3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南投縣</text:p>
          </table:table-cell>
          <table:table-cell table:style-name="ce21" office:value-type="string" calcext:value-type="string">
            <text:p>4,106.436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262" calcext:value-type="float">
            <text:p><text:s text:c="3"/>262</text:p>
          </table:table-cell>
          <table:table-cell table:style-name="ce35" office:value-type="float" office:value="4273" calcext:value-type="float">
            <text:p><text:s text:c="3"/>4,273</text:p>
          </table:table-cell>
          <table:table-cell table:style-name="ce35" office:value-type="float" office:value="178086" calcext:value-type="float">
            <text:p><text:s text:c="3"/>178,086</text:p>
          </table:table-cell>
          <table:table-cell table:style-name="ce35" office:value-type="float" office:value="500103" calcext:value-type="float">
            <text:p><text:s text:c="3"/>500,103</text:p>
          </table:table-cell>
          <table:table-cell table:style-name="ce35" office:value-type="float" office:value="256247" calcext:value-type="float">
            <text:p><text:s text:c="3"/>256,247</text:p>
          </table:table-cell>
          <table:table-cell table:style-name="ce35" office:value-type="float" office:value="243856" calcext:value-type="float">
            <text:p><text:s text:c="3"/>243,856</text:p>
          </table:table-cell>
          <table:table-cell table:style-name="ce56" office:value-type="float" office:value="105.08" calcext:value-type="float">
            <text:p>105.08</text:p>
          </table:table-cell>
          <table:table-cell table:style-name="ce56" office:value-type="float" office:value="121.79" calcext:value-type="float">
            <text:p>121.79</text:p>
          </table:table-cell>
          <table:table-cell table:style-name="ce71" office:value-type="float" office:value="2.81" calcext:value-type="float">
            <text:p>2.8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雲林縣</text:p>
          </table:table-cell>
          <table:table-cell table:style-name="ce21" office:value-type="string" calcext:value-type="string">
            <text:p>1,290.8326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88" calcext:value-type="float">
            <text:p><text:s text:c="3"/>388</text:p>
          </table:table-cell>
          <table:table-cell table:style-name="ce35" office:value-type="float" office:value="6426" calcext:value-type="float">
            <text:p><text:s text:c="3"/>6,426</text:p>
          </table:table-cell>
          <table:table-cell table:style-name="ce35" office:value-type="float" office:value="240350" calcext:value-type="float">
            <text:p><text:s text:c="3"/>240,350</text:p>
          </table:table-cell>
          <table:table-cell table:style-name="ce35" office:value-type="float" office:value="689098" calcext:value-type="float">
            <text:p><text:s text:c="3"/>689,098</text:p>
          </table:table-cell>
          <table:table-cell table:style-name="ce35" office:value-type="float" office:value="357359" calcext:value-type="float">
            <text:p><text:s text:c="3"/>357,359</text:p>
          </table:table-cell>
          <table:table-cell table:style-name="ce35" office:value-type="float" office:value="331739" calcext:value-type="float">
            <text:p><text:s text:c="3"/>331,739</text:p>
          </table:table-cell>
          <table:table-cell table:style-name="ce56" office:value-type="float" office:value="107.72" calcext:value-type="float">
            <text:p>107.72</text:p>
          </table:table-cell>
          <table:table-cell table:style-name="ce56" office:value-type="float" office:value="533.84" calcext:value-type="float">
            <text:p>533.84</text:p>
          </table:table-cell>
          <table:table-cell table:style-name="ce71" office:value-type="float" office:value="2.87" calcext:value-type="float">
            <text:p>2.87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嘉義縣</text:p>
          </table:table-cell>
          <table:table-cell table:style-name="ce21" office:value-type="string" calcext:value-type="string">
            <text:p>1,903.6367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357" calcext:value-type="float">
            <text:p><text:s text:c="3"/>357</text:p>
          </table:table-cell>
          <table:table-cell table:style-name="ce35" office:value-type="float" office:value="5336" calcext:value-type="float">
            <text:p><text:s text:c="3"/>5,336</text:p>
          </table:table-cell>
          <table:table-cell table:style-name="ce35" office:value-type="float" office:value="182840" calcext:value-type="float">
            <text:p><text:s text:c="3"/>182,840</text:p>
          </table:table-cell>
          <table:table-cell table:style-name="ce35" office:value-type="float" office:value="510018" calcext:value-type="float">
            <text:p><text:s text:c="3"/>510,018</text:p>
          </table:table-cell>
          <table:table-cell table:style-name="ce35" office:value-type="float" office:value="265137" calcext:value-type="float">
            <text:p><text:s text:c="3"/>265,137</text:p>
          </table:table-cell>
          <table:table-cell table:style-name="ce35" office:value-type="float" office:value="244881" calcext:value-type="float">
            <text:p><text:s text:c="3"/>244,881</text:p>
          </table:table-cell>
          <table:table-cell table:style-name="ce56" office:value-type="float" office:value="108.27" calcext:value-type="float">
            <text:p>108.27</text:p>
          </table:table-cell>
          <table:table-cell table:style-name="ce56" office:value-type="float" office:value="267.92" calcext:value-type="float">
            <text:p>267.92</text:p>
          </table:table-cell>
          <table:table-cell table:style-name="ce71" office:value-type="float" office:value="2.79" calcext:value-type="float">
            <text:p>2.7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屏東縣</text:p>
          </table:table-cell>
          <table:table-cell table:style-name="ce21" office:value-type="string" calcext:value-type="string">
            <text:p>2,775.6003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463" calcext:value-type="float">
            <text:p><text:s text:c="3"/>463</text:p>
          </table:table-cell>
          <table:table-cell table:style-name="ce35" office:value-type="float" office:value="7398" calcext:value-type="float">
            <text:p><text:s text:c="3"/>7,398</text:p>
          </table:table-cell>
          <table:table-cell table:style-name="ce35" office:value-type="float" office:value="286969" calcext:value-type="float">
            <text:p><text:s text:c="3"/>286,969</text:p>
          </table:table-cell>
          <table:table-cell table:style-name="ce35" office:value-type="float" office:value="828654" calcext:value-type="float">
            <text:p><text:s text:c="3"/>828,654</text:p>
          </table:table-cell>
          <table:table-cell table:style-name="ce35" office:value-type="float" office:value="423672" calcext:value-type="float">
            <text:p><text:s text:c="3"/>423,672</text:p>
          </table:table-cell>
          <table:table-cell table:style-name="ce35" office:value-type="float" office:value="404982" calcext:value-type="float">
            <text:p><text:s text:c="3"/>404,982</text:p>
          </table:table-cell>
          <table:table-cell table:style-name="ce56" office:value-type="float" office:value="104.62" calcext:value-type="float">
            <text:p>104.62</text:p>
          </table:table-cell>
          <table:table-cell table:style-name="ce56" office:value-type="float" office:value="298.55" calcext:value-type="float">
            <text:p>298.55</text:p>
          </table:table-cell>
          <table:table-cell table:style-name="ce71" office:value-type="float" office:value="2.89" calcext:value-type="float">
            <text:p>2.8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臺東縣</text:p>
          </table:table-cell>
          <table:table-cell table:style-name="ce21" office:value-type="string" calcext:value-type="string">
            <text:p>3,515.25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2684" calcext:value-type="float">
            <text:p><text:s text:c="3"/>2,684</text:p>
          </table:table-cell>
          <table:table-cell table:style-name="ce35" office:value-type="float" office:value="82877" calcext:value-type="float">
            <text:p><text:s text:c="3"/>82,877</text:p>
          </table:table-cell>
          <table:table-cell table:style-name="ce35" office:value-type="float" office:value="219466" calcext:value-type="float">
            <text:p><text:s text:c="3"/>219,466</text:p>
          </table:table-cell>
          <table:table-cell table:style-name="ce35" office:value-type="float" office:value="113277" calcext:value-type="float">
            <text:p><text:s text:c="3"/>113,277</text:p>
          </table:table-cell>
          <table:table-cell table:style-name="ce35" office:value-type="float" office:value="106189" calcext:value-type="float">
            <text:p><text:s text:c="3"/>106,189</text:p>
          </table:table-cell>
          <table:table-cell table:style-name="ce56" office:value-type="float" office:value="106.67" calcext:value-type="float">
            <text:p>106.67</text:p>
          </table:table-cell>
          <table:table-cell table:style-name="ce56" office:value-type="float" office:value="62.43" calcext:value-type="float">
            <text:p>62.43</text:p>
          </table:table-cell>
          <table:table-cell table:style-name="ce71" office:value-type="float" office:value="2.65" calcext:value-type="float">
            <text:p>2.65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花蓮縣</text:p>
          </table:table-cell>
          <table:table-cell table:style-name="ce21" office:value-type="string" calcext:value-type="string">
            <text:p>4,628.5714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77" calcext:value-type="float">
            <text:p><text:s text:c="3"/>177</text:p>
          </table:table-cell>
          <table:table-cell table:style-name="ce35" office:value-type="float" office:value="3590" calcext:value-type="float">
            <text:p><text:s text:c="3"/>3,590</text:p>
          </table:table-cell>
          <table:table-cell table:style-name="ce35" office:value-type="float" office:value="125847" calcext:value-type="float">
            <text:p><text:s text:c="3"/>125,847</text:p>
          </table:table-cell>
          <table:table-cell table:style-name="ce35" office:value-type="float" office:value="328695" calcext:value-type="float">
            <text:p><text:s text:c="3"/>328,695</text:p>
          </table:table-cell>
          <table:table-cell table:style-name="ce35" office:value-type="float" office:value="166830" calcext:value-type="float">
            <text:p><text:s text:c="3"/>166,830</text:p>
          </table:table-cell>
          <table:table-cell table:style-name="ce35" office:value-type="float" office:value="161865" calcext:value-type="float">
            <text:p><text:s text:c="3"/>161,865</text:p>
          </table:table-cell>
          <table:table-cell table:style-name="ce56" office:value-type="float" office:value="103.07" calcext:value-type="float">
            <text:p>103.07</text:p>
          </table:table-cell>
          <table:table-cell table:style-name="ce56" office:value-type="float" office:value="71.01" calcext:value-type="float">
            <text:p>71.01</text:p>
          </table:table-cell>
          <table:table-cell table:style-name="ce71" office:value-type="float" office:value="2.61" calcext:value-type="float">
            <text:p>2.6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澎湖縣</text:p>
          </table:table-cell>
          <table:table-cell table:style-name="ce21" office:value-type="string" calcext:value-type="string">
            <text:p>126.864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391" calcext:value-type="float">
            <text:p><text:s text:c="3"/>1,391</text:p>
          </table:table-cell>
          <table:table-cell table:style-name="ce35" office:value-type="float" office:value="39998" calcext:value-type="float">
            <text:p><text:s text:c="3"/>39,998</text:p>
          </table:table-cell>
          <table:table-cell table:style-name="ce35" office:value-type="float" office:value="104086" calcext:value-type="float">
            <text:p><text:s text:c="3"/>104,086</text:p>
          </table:table-cell>
          <table:table-cell table:style-name="ce35" office:value-type="float" office:value="53642" calcext:value-type="float">
            <text:p><text:s text:c="3"/>53,642</text:p>
          </table:table-cell>
          <table:table-cell table:style-name="ce35" office:value-type="float" office:value="50444" calcext:value-type="float">
            <text:p><text:s text:c="3"/>50,444</text:p>
          </table:table-cell>
          <table:table-cell table:style-name="ce56" office:value-type="float" office:value="106.34" calcext:value-type="float">
            <text:p>106.34</text:p>
          </table:table-cell>
          <table:table-cell table:style-name="ce56" office:value-type="float" office:value="820.45" calcext:value-type="float">
            <text:p>820.45</text:p>
          </table:table-cell>
          <table:table-cell table:style-name="ce71" office:value-type="float" office:value="2.6" calcext:value-type="float">
            <text:p>2.6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">
          <table:table-cell table:style-name="ce84" office:value-type="string" calcext:value-type="string">
            <text:p>基隆市</text:p>
          </table:table-cell>
          <table:table-cell table:style-name="ce21" office:value-type="string" calcext:value-type="string">
            <text:p>132.758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57" calcext:value-type="float">
            <text:p><text:s text:c="3"/>157</text:p>
          </table:table-cell>
          <table:table-cell table:style-name="ce35" office:value-type="float" office:value="3319" calcext:value-type="float">
            <text:p><text:s text:c="3"/>3,319</text:p>
          </table:table-cell>
          <table:table-cell table:style-name="ce35" office:value-type="float" office:value="152891" calcext:value-type="float">
            <text:p><text:s text:c="3"/>152,891</text:p>
          </table:table-cell>
          <table:table-cell table:style-name="ce35" office:value-type="float" office:value="371119" calcext:value-type="float">
            <text:p><text:s text:c="3"/>371,119</text:p>
          </table:table-cell>
          <table:table-cell table:style-name="ce35" office:value-type="float" office:value="185696" calcext:value-type="float">
            <text:p><text:s text:c="3"/>185,696</text:p>
          </table:table-cell>
          <table:table-cell table:style-name="ce35" office:value-type="float" office:value="185423" calcext:value-type="float">
            <text:p><text:s text:c="3"/>185,423</text:p>
          </table:table-cell>
          <table:table-cell table:style-name="ce56" office:value-type="float" office:value="100.15" calcext:value-type="float">
            <text:p>100.15</text:p>
          </table:table-cell>
          <table:table-cell table:style-name="ce56" office:value-type="float" office:value="2795.44" calcext:value-type="float">
            <text:p>2,795.44</text:p>
          </table:table-cell>
          <table:table-cell table:style-name="ce71" office:value-type="float" office:value="2.43" calcext:value-type="float">
            <text:p>2.43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新竹市</text:p>
          </table:table-cell>
          <table:table-cell table:style-name="ce21" office:value-type="string" calcext:value-type="string">
            <text:p>104.152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2185" calcext:value-type="float">
            <text:p><text:s text:c="3"/>2,185</text:p>
          </table:table-cell>
          <table:table-cell table:style-name="ce35" office:value-type="float" office:value="163651" calcext:value-type="float">
            <text:p><text:s text:c="3"/>163,651</text:p>
          </table:table-cell>
          <table:table-cell table:style-name="ce35" office:value-type="float" office:value="442315" calcext:value-type="float">
            <text:p><text:s text:c="3"/>442,315</text:p>
          </table:table-cell>
          <table:table-cell table:style-name="ce35" office:value-type="float" office:value="218270" calcext:value-type="float">
            <text:p><text:s text:c="3"/>218,270</text:p>
          </table:table-cell>
          <table:table-cell table:style-name="ce35" office:value-type="float" office:value="224045" calcext:value-type="float">
            <text:p><text:s text:c="3"/>224,045</text:p>
          </table:table-cell>
          <table:table-cell table:style-name="ce56" office:value-type="float" office:value="97.42" calcext:value-type="float">
            <text:p>97.42</text:p>
          </table:table-cell>
          <table:table-cell table:style-name="ce56" office:value-type="float" office:value="4246.8" calcext:value-type="float">
            <text:p>4,246.80</text:p>
          </table:table-cell>
          <table:table-cell table:style-name="ce71" office:value-type="float" office:value="2.7" calcext:value-type="float">
            <text:p>2.7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嘉義市</text:p>
          </table:table-cell>
          <table:table-cell table:style-name="ce21" office:value-type="string" calcext:value-type="string">
            <text:p>60.025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35" office:value-type="float" office:value="1384" calcext:value-type="float">
            <text:p><text:s text:c="3"/>1,384</text:p>
          </table:table-cell>
          <table:table-cell table:style-name="ce35" office:value-type="float" office:value="99644" calcext:value-type="float">
            <text:p><text:s text:c="3"/>99,644</text:p>
          </table:table-cell>
          <table:table-cell table:style-name="ce35" office:value-type="float" office:value="269307" calcext:value-type="float">
            <text:p><text:s text:c="3"/>269,307</text:p>
          </table:table-cell>
          <table:table-cell table:style-name="ce35" office:value-type="float" office:value="130953" calcext:value-type="float">
            <text:p><text:s text:c="3"/>130,953</text:p>
          </table:table-cell>
          <table:table-cell table:style-name="ce35" office:value-type="float" office:value="138354" calcext:value-type="float">
            <text:p><text:s text:c="3"/>138,354</text:p>
          </table:table-cell>
          <table:table-cell table:style-name="ce56" office:value-type="float" office:value="94.65" calcext:value-type="float">
            <text:p>94.65</text:p>
          </table:table-cell>
          <table:table-cell table:style-name="ce56" office:value-type="float" office:value="4486.54" calcext:value-type="float">
            <text:p>4,486.54</text:p>
          </table:table-cell>
          <table:table-cell table:style-name="ce71" office:value-type="float" office:value="2.7" calcext:value-type="float">
            <text:p>2.70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福建省</text:p>
          </table:table-cell>
          <table:table-cell table:style-name="ce20" office:value-type="string" calcext:value-type="string">
            <text:p>180.4560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59" calcext:value-type="float">
            <text:p><text:s text:c="3"/>59</text:p>
          </table:table-cell>
          <table:table-cell table:style-name="ce34" office:value-type="float" office:value="912" calcext:value-type="float">
            <text:p><text:s text:c="3"/>912</text:p>
          </table:table-cell>
          <table:table-cell table:style-name="ce34" office:value-type="float" office:value="42978" calcext:value-type="float">
            <text:p><text:s text:c="3"/>42,978</text:p>
          </table:table-cell>
          <table:table-cell table:style-name="ce34" office:value-type="float" office:value="150565" calcext:value-type="float">
            <text:p><text:s text:c="3"/>150,565</text:p>
          </table:table-cell>
          <table:table-cell table:style-name="ce34" office:value-type="float" office:value="76177" calcext:value-type="float">
            <text:p><text:s text:c="3"/>76,177</text:p>
          </table:table-cell>
          <table:table-cell table:style-name="ce34" office:value-type="float" office:value="74388" calcext:value-type="float">
            <text:p><text:s text:c="3"/>74,388</text:p>
          </table:table-cell>
          <table:table-cell table:style-name="ce55" office:value-type="float" office:value="102.4" calcext:value-type="float">
            <text:p>102.40</text:p>
          </table:table-cell>
          <table:table-cell table:style-name="ce55" office:value-type="float" office:value="834.36" calcext:value-type="float">
            <text:p>834.36</text:p>
          </table:table-cell>
          <table:table-cell table:style-name="ce70" office:value-type="float" office:value="3.5" calcext:value-type="float">
            <text:p>3.5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金門縣</text:p>
          </table:table-cell>
          <table:table-cell table:style-name="ce21" office:value-type="string" calcext:value-type="string">
            <text:p>151.656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76" calcext:value-type="float">
            <text:p><text:s text:c="3"/>776</text:p>
          </table:table-cell>
          <table:table-cell table:style-name="ce35" office:value-type="float" office:value="40058" calcext:value-type="float">
            <text:p><text:s text:c="3"/>40,058</text:p>
          </table:table-cell>
          <table:table-cell table:style-name="ce35" office:value-type="float" office:value="137642" calcext:value-type="float">
            <text:p><text:s text:c="3"/>137,642</text:p>
          </table:table-cell>
          <table:table-cell table:style-name="ce35" office:value-type="float" office:value="68810" calcext:value-type="float">
            <text:p><text:s text:c="3"/>68,810</text:p>
          </table:table-cell>
          <table:table-cell table:style-name="ce35" office:value-type="float" office:value="68832" calcext:value-type="float">
            <text:p><text:s text:c="3"/>68,832</text:p>
          </table:table-cell>
          <table:table-cell table:style-name="ce56" office:value-type="float" office:value="99.97" calcext:value-type="float">
            <text:p>99.97</text:p>
          </table:table-cell>
          <table:table-cell table:style-name="ce56" office:value-type="float" office:value="907.59" calcext:value-type="float">
            <text:p>907.59</text:p>
          </table:table-cell>
          <table:table-cell table:style-name="ce71" office:value-type="float" office:value="3.44" calcext:value-type="float">
            <text:p>3.44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連江縣</text:p>
          </table:table-cell>
          <table:table-cell table:style-name="ce21" office:value-type="string" calcext:value-type="string">
            <text:p>28.800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136" calcext:value-type="float">
            <text:p><text:s text:c="3"/>136</text:p>
          </table:table-cell>
          <table:table-cell table:style-name="ce35" office:value-type="float" office:value="2920" calcext:value-type="float">
            <text:p><text:s text:c="3"/>2,920</text:p>
          </table:table-cell>
          <table:table-cell table:style-name="ce35" office:value-type="float" office:value="12923" calcext:value-type="float">
            <text:p><text:s text:c="3"/>12,923</text:p>
          </table:table-cell>
          <table:table-cell table:style-name="ce35" office:value-type="float" office:value="7367" calcext:value-type="float">
            <text:p><text:s text:c="3"/>7,367</text:p>
          </table:table-cell>
          <table:table-cell table:style-name="ce35" office:value-type="float" office:value="5556" calcext:value-type="float">
            <text:p><text:s text:c="3"/>5,556</text:p>
          </table:table-cell>
          <table:table-cell table:style-name="ce56" office:value-type="float" office:value="132.6" calcext:value-type="float">
            <text:p>132.60</text:p>
          </table:table-cell>
          <table:table-cell table:style-name="ce56" office:value-type="float" office:value="448.72" calcext:value-type="float">
            <text:p>448.72</text:p>
          </table:table-cell>
          <table:table-cell table:style-name="ce71" office:value-type="float" office:value="4.43" calcext:value-type="float">
            <text:p>4.43</text:p>
          </table:table-cell>
          <table:table-cell table:style-name="ce104"/>
          <table:table-cell table:style-name="ce108"/>
          <table:table-cell table:style-name="ce110"/>
          <table:table-cell table:style-name="ce115"/>
          <table:table-cell table:style-name="ce104"/>
          <table:table-cell table:number-columns-repeated="1007"/>
        </table:table-row>
        <table:table-row table:style-name="ro20">
          <table:table-cell table:style-name="ce85" office:value-type="string" calcext:value-type="string">
            <text:p>東沙群島</text:p>
          </table:table-cell>
          <table:table-cell table:style-name="ce90" office:value-type="float" office:value="2.38" calcext:value-type="float">
            <text:p><text:s text:c="3"/>2.3800</text:p>
          </table:table-cell>
          <table:table-cell table:number-columns-repeated="10" table:style-name="ce96" office:value-type="string" calcext:value-type="string">
            <text:p>…</text:p>
          </table:table-cell>
          <table:table-cell table:style-name="ce104"/>
          <table:table-cell table:style-name="ce108"/>
          <table:table-cell table:style-name="ce110"/>
          <table:table-cell table:style-name="ce116"/>
          <table:table-cell table:style-name="ce104"/>
          <table:table-cell table:number-columns-repeated="1007"/>
        </table:table-row>
        <table:table-row table:style-name="ro19">
          <table:table-cell table:style-name="ce85" office:value-type="string" calcext:value-type="string">
            <text:p>南沙群島</text:p>
          </table:table-cell>
          <table:table-cell table:style-name="ce91" office:value-type="float" office:value="0.5045" calcext:value-type="float">
            <text:p><text:s text:c="3"/>0.5045</text:p>
          </table:table-cell>
          <table:table-cell table:style-name="ce97" office:value-type="string" calcext:value-type="string">
            <text:p>…</text:p>
          </table:table-cell>
          <table:table-cell table:number-columns-repeated="9" table:style-name="ce96" office:value-type="string" calcext:value-type="string">
            <text:p>…</text:p>
          </table:table-cell>
          <table:table-cell table:number-columns-repeated="1012"/>
        </table:table-row>
        <table:table-row table:style-name="ro21">
          <table:table-cell table:style-name="ce86"/>
          <table:table-cell table:style-name="ce92"/>
          <table:table-cell table:style-name="ce98" table:number-columns-repeated="7"/>
          <table:table-cell table:style-name="ce102" table:number-columns-repeated="2"/>
          <table:table-cell table:style-name="ce103"/>
          <table:table-cell table:style-name="ce104" table:number-columns-repeated="1012"/>
        </table:table-row>
        <table:table-row table:style-name="ro19">
          <table:table-cell table:style-name="ce13" office:value-type="string" calcext:value-type="string">
            <text:p>說明：1.本表村里數及鄰數係指設有戶籍之戶籍登記資料，非行政區域資料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7年4月9日編製</text:p>
          </table:table-cell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3.104年12月南沙太平島交通基礎整建工程竣工，增加面積0.0149平方公里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22">
          <table:table-cell table:number-columns-repeated="1024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">
      <number:number number:min-integer-digits="1"/>
      <number:text> </number:text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4" loext:min-decimal-places="4" number:min-integer-digits="1" number:grouping="true"/>
      <number:text> </number:text>
    </number:number-style>
    <number:number-style style:name="N14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4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49">
      <number:text>—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1">
      <number:text>—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2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53">
      <number:text>0.00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2" loext:min-decimal-places="2" number:min-integer-digits="1"/>
      <number:text> </number:text>
    </number:number-style>
    <number:number-style style:name="N155P0" style:volatile="true">
      <number:number number:decimal-places="2" loext:min-decimal-places="2" number:min-integer-digits="1" number:grouping="true"/>
    </number:number-style>
    <number:number-style style:name="N155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5">
      <number:text>－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P1" style:volatile="true">
      <number:text>－   </number:text>
      <number:number number:decimal-places="2" loext:min-decimal-places="2" number:min-integer-digits="1" number:grouping="true"/>
    </number:number-style>
    <number:number-style style:name="N156">
      <number:text>—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   </number:text>
      <number:number number:decimal-places="2" loext:min-decimal-places="2" number:min-integer-digits="1" number:grouping="true"/>
    </number:number-style>
    <number:number-style style:name="N158P1" style:volatile="true">
      <number:text>－   </number:text>
      <number:number number:decimal-places="2" loext:min-decimal-places="2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0" loext:min-decimal-places="0" number:min-integer-digits="1" number:grouping="true"/>
      <number:text> </number:text>
    </number:number-style>
    <number:number-style style:name="N15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59">
      <number:text>—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</number:text>
      <number:number number:decimal-places="2" loext:min-decimal-places="2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number:text>－  </number:text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0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01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12:48.786000000</dc:date>
    <meta:print-date>2017-03-16T10:13:51</meta:print-date>
    <meta:editing-cycles>1</meta:editing-cycles>
    <meta:editing-duration>PT21S</meta:editing-duration>
    <meta:document-statistic meta:table-count="2" meta:cell-count="801" meta:object-count="0"/>
    <meta:generator>LibreOffice/5.0.6.2$Linux_X86_64 LibreOffice_project/00$Build-2</meta:generator>
  </office:meta>
</office:document-meta>
</file>